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50%" fo:background-color="#FFFFFF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2pt" fo:language="en" fo:country="US" style:language-asian="ru" style:country-asian="RU"/>
    </style:style>
    <style:style style:name="P3" style:parent-style-name="Standard" style:family="paragraph">
      <style:paragraph-properties fo:margin-bottom="0in" fo:line-height="150%" fo:background-color="#FFFFFF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P6" style:parent-style-name="Standard" style:list-style-name="WWNum1" style:family="paragraph">
      <style:paragraph-properties fo:margin-bottom="0in" fo:line-height="150%" fo:background-color="#FFFFFF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P8" style:parent-style-name="Standard" style:list-style-name="WWNum1" style:family="paragraph">
      <style:paragraph-properties fo:margin-bottom="0in" fo:line-height="150%" fo:background-color="#FFFFFF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P10" style:parent-style-name="Standard" style:family="paragraph">
      <style:paragraph-properties fo:margin-bottom="0in" fo:line-height="150%" fo:background-color="#FFFFFF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TableColumn14" style:family="table-column">
      <style:table-column-properties style:column-width="0.3173in" style:use-optimal-column-width="false"/>
    </style:style>
    <style:style style:name="TableColumn15" style:family="table-column">
      <style:table-column-properties style:column-width="2.8326in" style:use-optimal-column-width="false"/>
    </style:style>
    <style:style style:name="TableColumn16" style:family="table-column">
      <style:table-column-properties style:column-width="3.4in" style:use-optimal-column-width="false"/>
    </style:style>
    <style:style style:name="Table13" style:family="table">
      <style:table-properties style:width="6.55in" fo:margin-left="-0.075in" table:align="left"/>
    </style:style>
    <style:style style:name="TableRow17" style:family="table-row">
      <style:table-row-properties style:min-row-height="0.177in" style:use-optimal-row-height="false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style:language-asian="ru" style:country-asian="RU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language="en" fo:country="US" style:language-asian="ru" style:country-asian="RU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language="en" fo:country="US" style:language-asian="ru" style:country-asian="RU"/>
    </style:style>
    <style:style style:name="TableRow27" style:family="table-row">
      <style:table-row-properties style:min-row-height="0.177in" style:use-optimal-row-height="false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37" style:family="table-row">
      <style:table-row-properties style:min-row-height="0.177in" style:use-optimal-row-height="false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47" style:family="table-row">
      <style:table-row-properties style:min-row-height="0.177in"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58" style:family="table-row">
      <style:table-row-properties style:min-row-height="0.177in" style:use-optimal-row-height="false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68" style:family="table-row">
      <style:table-row-properties style:min-row-height="0.177in"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P75" style:parent-style-name="Обычный" style:family="paragraph">
      <style:text-properties fo:language="en" fo:country="US"/>
    </style:style>
    <style:style style:name="TableRow76" style:family="table-row">
      <style:table-row-properties style:min-row-height="0.177in" style:use-optimal-row-height="false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86" style:family="table-row">
      <style:table-row-properties style:min-row-height="0.177in" style:use-optimal-row-height="false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93" style:family="table-cell">
      <style:table-cell-properties fo:border="0.0069in solid #00000A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95" style:family="table-row">
      <style:table-row-properties style:min-row-height="0.177in" style:use-optimal-row-height="false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fo:language="en" fo:country="US" style:language-asian="ru" style:country-asian="RU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P102" style:parent-style-name="Обычный" style:family="paragraph">
      <style:text-properties fo:language="en" fo:country="US"/>
    </style:style>
    <style:style style:name="P103" style:parent-style-name="Standard" style:family="paragraph">
      <style:paragraph-properties fo:margin-bottom="0in" fo:line-height="150%" fo:background-color="#FFFFFF"/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P104" style:parent-style-name="Standard" style:family="paragraph">
      <style:paragraph-properties fo:margin-bottom="0in" fo:line-height="150%" fo:background-color="#FFFFFF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P107" style:parent-style-name="Standard" style:list-style-name="WWNum2" style:family="paragraph">
      <style:paragraph-properties fo:margin-bottom="0in" fo:line-height="150%" fo:background-color="#FFFFFF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P109" style:parent-style-name="Standard" style:list-style-name="WWNum2" style:family="paragraph">
      <style:paragraph-properties fo:margin-bottom="0in" fo:line-height="150%" fo:background-color="#FFFFFF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P111" style:parent-style-name="Standard" style:family="paragraph">
      <style:paragraph-properties fo:margin-bottom="0in" fo:line-height="150%" fo:background-color="#FFFFFF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ru" style:country-asian="RU"/>
    </style:style>
    <style:style style:name="P114" style:parent-style-name="Standard" style:family="paragraph">
      <style:paragraph-properties fo:margin-bottom="0in" fo:line-height="150%" fo:background-color="#FFFFFF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olumn117" style:family="table-column">
      <style:table-column-properties style:column-width="0.3173in" style:use-optimal-column-width="false"/>
    </style:style>
    <style:style style:name="TableColumn118" style:family="table-column">
      <style:table-column-properties style:column-width="6.1722in" style:use-optimal-column-width="false"/>
    </style:style>
    <style:style style:name="Table116" style:family="table">
      <style:table-properties style:width="6.4895in" fo:margin-left="-0.075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style:language-asian="ru" style:country-asian="RU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language="en" fo:country="US" style:language-asian="ru" style:country-asian="RU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13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143" style:family="table-cell">
      <style:table-cell-properties fo:border="0.0069in solid #00000A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150" style:family="table-cell">
      <style:table-cell-properties fo:border="0.0069in solid #00000A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A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158" style:family="table-cell">
      <style:table-cell-properties fo:border="0.0069in solid #00000A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A" fo:background-color="#DDDDDD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165" style:family="table-cell">
      <style:table-cell-properties fo:border="0.0069in solid #00000A" fo:background-color="#DDDDDD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A" fo:background-color="#DDDDDD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172" style:family="table-cell">
      <style:table-cell-properties fo:border="0.0069in solid #00000A" fo:background-color="#DDDDDD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P183" style:parent-style-name="Standard" style:family="paragraph">
      <style:paragraph-properties fo:margin-bottom="0in" fo:line-height="150%" fo:background-color="#FFFFFF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6.6%" fo:font-size="12pt" style:font-size-asian="12pt" style:font-size-complex="12pt" fo:language="en" fo:country="US" style:language-asian="ru" style:country-asian="RU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6.6%" fo:font-size="12pt" style:font-size-asian="12pt" style:font-size-complex="12pt" fo:language="en" fo:country="US" style:language-asian="ru" style:country-asian="RU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P189" style:parent-style-name="Standard" style:family="paragraph">
      <style:paragraph-properties fo:margin-bottom="0in" fo:line-height="150%" fo:background-color="#FFFFFF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color="#000000" style:text-position="super 66.6%" fo:font-size="12pt" style:font-size-asian="12pt" style:font-size-complex="12pt" fo:language="en" fo:country="US" style:language-asian="ru" style:country-asian="RU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olumn194" style:family="table-column">
      <style:table-column-properties style:column-width="0.4243in" style:use-optimal-column-width="false"/>
    </style:style>
    <style:style style:name="TableColumn195" style:family="table-column">
      <style:table-column-properties style:column-width="1.8173in" style:use-optimal-column-width="false"/>
    </style:style>
    <style:style style:name="TableColumn196" style:family="table-column">
      <style:table-column-properties style:column-width="2.0125in" style:use-optimal-column-width="false"/>
    </style:style>
    <style:style style:name="TableColumn197" style:family="table-column">
      <style:table-column-properties style:column-width="1.1208in" style:use-optimal-column-width="false"/>
    </style:style>
    <style:style style:name="TableColumn198" style:family="table-column">
      <style:table-column-properties style:column-width="1.1215in" style:use-optimal-column-width="false"/>
    </style:style>
    <style:style style:name="Table193" style:family="table">
      <style:table-properties style:width="6.496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ableRow211" style:family="table-row">
      <style:table-row-properties style:min-row-height="0.6534in"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25" style:family="table-row">
      <style:table-row-properties style:use-optimal-row-height="false"/>
    </style:style>
    <style:style style:name="P226" style:parent-style-name="Обычный" style:family="paragraph">
      <style:text-properties fo:language="en" fo:country="US"/>
    </style:style>
    <style:style style:name="P227" style:parent-style-name="Обычный" style:family="paragraph">
      <style:text-properties fo:language="en" fo:country="US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Standard" style:family="paragraph">
      <style:paragraph-properties fo:margin-bottom="0in" fo:line-height="100%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40" style:parent-style-name="Standard" style:list-style-name="LFO5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41" style:parent-style-name="Standard" style:list-style-name="LFO5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42" style:parent-style-name="Standard" style:list-style-name="LFO5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Standard" style:family="paragraph">
      <style:paragraph-properties fo:margin-bottom="0in" fo:line-height="100%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P247" style:parent-style-name="Standard" style:list-style-name="LFO6" style:family="paragraph">
      <style:paragraph-properties fo:margin-bottom="0in" fo:line-height="100%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P249" style:parent-style-name="Standard" style:list-style-name="LFO6" style:family="paragraph">
      <style:paragraph-properties fo:margin-bottom="0in" fo:line-height="100%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P251" style:parent-style-name="Standard" style:list-style-name="LFO6" style:family="paragraph">
      <style:paragraph-properties fo:margin-bottom="0in" fo:line-height="100%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ableRow253" style:family="table-row">
      <style:table-row-properties style:min-row-height="0.6812in" style:use-optimal-row-height="false"/>
    </style:style>
    <style:style style:name="TableCell25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ableCell25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25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260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262" style:family="table-row">
      <style:table-row-properties style:min-row-height="0.1347in" style:use-optimal-row-height="false"/>
    </style:style>
    <style:style style:name="TableCell2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265" style:parent-style-name="Standard" style:family="paragraph">
      <style:paragraph-properties fo:margin-bottom="0in" fo:line-height="150%" fo:background-color="#FFFFFF"/>
    </style:style>
    <style:style style:name="T266" style:parent-style-name="Основнойшрифтабзаца" style:family="text">
      <style:text-properties style:font-name="Times New Roman" fo:language="en" fo:country="US"/>
    </style:style>
    <style:style style:name="T267" style:parent-style-name="Основнойшрифтабзаца" style:family="text">
      <style:text-properties style:font-name="Times New Roman" style:text-position="super 63.6%" fo:language="en" fo:country="US"/>
    </style:style>
    <style:style style:name="T268" style:parent-style-name="Основнойшрифтабзаца" style:family="text">
      <style:text-properties style:font-name="Times New Roman" fo:language="en" fo:country="US"/>
    </style:style>
    <style:style style:name="TableColumn270" style:family="table-column">
      <style:table-column-properties style:column-width="0.3916in" style:use-optimal-column-width="false"/>
    </style:style>
    <style:style style:name="TableColumn271" style:family="table-column">
      <style:table-column-properties style:column-width="1.8708in" style:use-optimal-column-width="false"/>
    </style:style>
    <style:style style:name="TableColumn272" style:family="table-column">
      <style:table-column-properties style:column-width="1.6729in" style:use-optimal-column-width="false"/>
    </style:style>
    <style:style style:name="TableColumn273" style:family="table-column">
      <style:table-column-properties style:column-width="2.5611in" style:use-optimal-column-width="false"/>
    </style:style>
    <style:style style:name="Table269" style:family="table">
      <style:table-properties style:width="6.4965in" fo:margin-left="0in" table:align="left"/>
    </style:style>
    <style:style style:name="TableRow274" style:family="table-row">
      <style:table-row-properties style:min-row-height="0.359in" style:use-optimal-row-height="false"/>
    </style:style>
    <style:style style:name="TableCell2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Times New Roman" fo:language="en" fo:country="US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 fo:language="en" fo:country="US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 fo:language="en" fo:country="US"/>
    </style:style>
    <style:style style:name="TableRow283" style:family="table-row">
      <style:table-row-properties style:use-optimal-row-height="false"/>
    </style:style>
    <style:style style:name="P284" style:parent-style-name="Обычный" style:family="paragraph">
      <style:text-properties fo:language="en" fo:country="US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fo:language="en" fo:country="US"/>
    </style:style>
    <style:style style:name="TableCell28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Times New Roman" fo:language="en" fo:country="US"/>
    </style:style>
    <style:style style:name="TableCell28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Times New Roman" fo:language="en" fo:country="US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Times New Roman" fo:language="en" fo:country="US"/>
    </style:style>
    <style:style style:name="TableRow294" style:family="table-row">
      <style:table-row-properties style:min-row-height="0.4868in"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TableCell297" style:family="table-cell">
      <style:table-cell-properties fo:border-top="none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Times New Roman" fo:language="en" fo:country="US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Times New Roman" fo:language="en" fo:country="US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Times New Roman" fo:language="en" fo:country="US"/>
    </style:style>
    <style:style style:name="TableRow303" style:family="table-row">
      <style:table-row-properties style:min-row-height="0.0138in" style:use-optimal-row-height="false"/>
    </style:style>
    <style:style style:name="P304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05" style:parent-style-name="TableContents" style:family="paragraph">
      <style:text-properties style:font-name="Times New Roman" fo:language="en" fo:country="US"/>
    </style:style>
    <style:style style:name="TableCell306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Times New Roman" fo:language="en" fo:country="US"/>
    </style:style>
    <style:style style:name="TableRow308" style:family="table-row">
      <style:table-row-properties style:min-row-height="0.3923in" style:use-optimal-row-height="false"/>
    </style:style>
    <style:style style:name="P309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10" style:parent-style-name="TableContents" style:family="paragraph">
      <style:text-properties style:font-name="Times New Roman" fo:language="en" fo:country="US"/>
    </style:style>
    <style:style style:name="TableCell3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Times New Roman" fo:language="en" fo:country="US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fo:language="en" fo:country="US"/>
    </style:style>
    <style:style style:name="TableRow315" style:family="table-row">
      <style:table-row-properties style:min-row-height="0.1513in" style:use-optimal-row-height="false"/>
    </style:style>
    <style:style style:name="P316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17" style:parent-style-name="TableContents" style:family="paragraph">
      <style:text-properties style:font-name="Times New Roman" fo:language="en" fo:country="US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fo:language="en" fo:country="US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 fo:language="en" fo:country="US"/>
    </style:style>
    <style:style style:name="TableRow322" style:family="table-row">
      <style:table-row-properties style:min-row-height="0.0576in" style:use-optimal-row-height="false"/>
    </style:style>
    <style:style style:name="P323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24" style:parent-style-name="TableContents" style:family="paragraph">
      <style:text-properties style:font-name="Times New Roman" fo:language="en" fo:country="US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fo:language="en" fo:country="US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Times New Roman" fo:language="en" fo:country="US"/>
    </style:style>
    <style:style style:name="TableRow329" style:family="table-row">
      <style:table-row-properties style:min-row-height="0.0138in" style:use-optimal-row-height="false"/>
    </style:style>
    <style:style style:name="P330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31" style:parent-style-name="TableContents" style:family="paragraph">
      <style:text-properties style:font-name="Times New Roman" fo:language="en" fo:country="US"/>
    </style:style>
    <style:style style:name="TableCell3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Times New Roman" fo:language="en" fo:country="US"/>
    </style:style>
    <style:style style:name="TableCell3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fo:language="en" fo:country="US"/>
    </style:style>
    <style:style style:name="TableRow336" style:family="table-row">
      <style:table-row-properties style:min-row-height="0.0138in" style:use-optimal-row-height="false"/>
    </style:style>
    <style:style style:name="P337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38" style:parent-style-name="TableContents" style:family="paragraph">
      <style:text-properties style:font-name="Times New Roman" fo:language="en" fo:country="US"/>
    </style:style>
    <style:style style:name="TableCell3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 fo:language="en" fo:country="US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fo:language="en" fo:country="US"/>
    </style:style>
    <style:style style:name="TableRow343" style:family="table-row">
      <style:table-row-properties style:min-row-height="0.0138in" style:use-optimal-row-height="false"/>
    </style:style>
    <style:style style:name="P344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45" style:parent-style-name="TableContents" style:family="paragraph">
      <style:text-properties style:font-name="Times New Roman" fo:language="en" fo:country="US"/>
    </style:style>
    <style:style style:name="TableCell3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Times New Roman" fo:language="en" fo:country="US"/>
    </style:style>
    <style:style style:name="TableCell3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fo:language="en" fo:country="US"/>
    </style:style>
    <style:style style:name="TableRow350" style:family="table-row">
      <style:table-row-properties style:min-row-height="0.0354in" style:use-optimal-row-height="false"/>
    </style:style>
    <style:style style:name="P351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52" style:parent-style-name="TableContents" style:family="paragraph">
      <style:text-properties style:font-name="Times New Roman" fo:language="en" fo:country="US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Times New Roman" fo:language="en" fo:country="US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Times New Roman" fo:language="en" fo:country="US"/>
    </style:style>
    <style:style style:name="TableRow357" style:family="table-row">
      <style:table-row-properties style:min-row-height="0.0138in" style:use-optimal-row-height="false"/>
    </style:style>
    <style:style style:name="P358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59" style:parent-style-name="TableContents" style:family="paragraph">
      <style:text-properties style:font-name="Times New Roman" fo:language="en" fo:country="US"/>
    </style:style>
    <style:style style:name="TableCell3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fo:language="en" fo:country="US"/>
    </style:style>
    <style:style style:name="TableCell3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Times New Roman" fo:language="en" fo:country="US"/>
    </style:style>
    <style:style style:name="TableRow364" style:family="table-row">
      <style:table-row-properties style:min-row-height="0.1402in" style:use-optimal-row-height="false"/>
    </style:style>
    <style:style style:name="P365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66" style:parent-style-name="TableContents" style:family="paragraph">
      <style:text-properties style:font-name="Times New Roman" fo:language="en" fo:country="US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fo:language="en" fo:country="US"/>
    </style:style>
    <style:style style:name="TableCell3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Times New Roman" fo:language="en" fo:country="US"/>
    </style:style>
    <style:style style:name="TableRow371" style:family="table-row">
      <style:table-row-properties style:min-row-height="0.184in" style:use-optimal-row-height="false"/>
    </style:style>
    <style:style style:name="P372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73" style:parent-style-name="TableContents" style:family="paragraph">
      <style:text-properties style:font-name="Times New Roman" fo:language="en" fo:country="US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Times New Roman" fo:language="en" fo:country="US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Times New Roman" fo:language="en" fo:country="US"/>
    </style:style>
    <style:style style:name="TableRow378" style:family="table-row">
      <style:table-row-properties style:min-row-height="0.0395in" style:use-optimal-row-height="false"/>
    </style:style>
    <style:style style:name="P379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80" style:parent-style-name="TableContents" style:family="paragraph">
      <style:text-properties style:font-name="Times New Roman" fo:language="en" fo:country="US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Times New Roman" fo:language="en" fo:country="US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fo:language="en" fo:country="US"/>
    </style:style>
    <style:style style:name="TableRow385" style:family="table-row">
      <style:table-row-properties style:min-row-height="0.102in" style:use-optimal-row-height="false"/>
    </style:style>
    <style:style style:name="P386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87" style:parent-style-name="TableContents" style:family="paragraph">
      <style:text-properties style:font-name="Times New Roman" fo:language="en" fo:country="US"/>
    </style:style>
    <style:style style:name="TableCell3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Times New Roman" fo:language="en" fo:country="US"/>
    </style:style>
    <style:style style:name="TableCell3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Times New Roman" fo:language="en" fo:country="US"/>
    </style:style>
    <style:style style:name="TableRow392" style:family="table-row">
      <style:table-row-properties style:min-row-height="0.0465in" style:use-optimal-row-height="false"/>
    </style:style>
    <style:style style:name="P393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394" style:parent-style-name="TableContents" style:family="paragraph">
      <style:text-properties style:font-name="Times New Roman" fo:language="en" fo:country="US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fo:language="en" fo:country="US"/>
    </style:style>
    <style:style style:name="TableCell3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fo:language="en" fo:country="US"/>
    </style:style>
    <style:style style:name="TableRow399" style:family="table-row">
      <style:table-row-properties style:min-row-height="0.0138in" style:use-optimal-row-height="false"/>
    </style:style>
    <style:style style:name="P400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01" style:parent-style-name="TableContents" style:family="paragraph">
      <style:text-properties style:font-name="Times New Roman" fo:language="en" fo:country="US"/>
    </style:style>
    <style:style style:name="TableCell4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Times New Roman" fo:language="en" fo:country="US"/>
    </style:style>
    <style:style style:name="TableCell4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Times New Roman" fo:language="en" fo:country="US"/>
    </style:style>
    <style:style style:name="TableRow406" style:family="table-row">
      <style:table-row-properties style:min-row-height="0.227in" style:use-optimal-row-height="false"/>
    </style:style>
    <style:style style:name="P407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08" style:parent-style-name="TableContents" style:family="paragraph">
      <style:text-properties style:font-name="Times New Roman" fo:language="en" fo:country="US"/>
    </style:style>
    <style:style style:name="TableCell4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Times New Roman" fo:language="en" fo:country="US"/>
    </style:style>
    <style:style style:name="TableCell4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Times New Roman" fo:language="en" fo:country="US"/>
    </style:style>
    <style:style style:name="TableRow413" style:family="table-row">
      <style:table-row-properties style:min-row-height="0.3236in" style:use-optimal-row-height="false"/>
    </style:style>
    <style:style style:name="P414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15" style:parent-style-name="TableContents" style:family="paragraph">
      <style:text-properties style:font-name="Times New Roman" fo:language="en" fo:country="US"/>
    </style:style>
    <style:style style:name="TableCell4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fo:language="en" fo:country="US"/>
    </style:style>
    <style:style style:name="TableCell4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fo:language="en" fo:country="US"/>
    </style:style>
    <style:style style:name="TableRow420" style:family="table-row">
      <style:table-row-properties style:min-row-height="0.0138in" style:use-optimal-row-height="false"/>
    </style:style>
    <style:style style:name="P421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22" style:parent-style-name="TableContents" style:family="paragraph">
      <style:text-properties style:font-name="Times New Roman" fo:language="en" fo:country="US"/>
    </style:style>
    <style:style style:name="TableCell4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Times New Roman" fo:language="en" fo:country="US"/>
    </style:style>
    <style:style style:name="TableCell4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fo:language="en" fo:country="US"/>
    </style:style>
    <style:style style:name="TableRow427" style:family="table-row">
      <style:table-row-properties style:min-row-height="0.0138in" style:use-optimal-row-height="false"/>
    </style:style>
    <style:style style:name="P428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29" style:parent-style-name="TableContents" style:family="paragraph">
      <style:text-properties style:font-name="Times New Roman" fo:language="en" fo:country="US"/>
    </style:style>
    <style:style style:name="TableCell4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fo:language="en" fo:country="US"/>
    </style:style>
    <style:style style:name="TableCell4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fo:language="en" fo:country="US"/>
    </style:style>
    <style:style style:name="TableRow434" style:family="table-row">
      <style:table-row-properties style:min-row-height="0.1513in" style:use-optimal-row-height="false"/>
    </style:style>
    <style:style style:name="P435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36" style:parent-style-name="TableContents" style:family="paragraph">
      <style:text-properties style:font-name="Times New Roman" fo:language="en" fo:country="US"/>
    </style:style>
    <style:style style:name="TableCell4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fo:language="en" fo:country="US"/>
    </style:style>
    <style:style style:name="TableCell4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Times New Roman" fo:language="en" fo:country="US"/>
    </style:style>
    <style:style style:name="TableRow441" style:family="table-row">
      <style:table-row-properties style:min-row-height="0.1506in" style:use-optimal-row-height="false"/>
    </style:style>
    <style:style style:name="P442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43" style:parent-style-name="TableContents" style:family="paragraph">
      <style:text-properties style:font-name="Times New Roman" fo:language="en" fo:country="US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Times New Roman" fo:language="en" fo:country="US"/>
    </style:style>
    <style:style style:name="TableRow446" style:family="table-row">
      <style:table-row-properties style:min-row-height="0.1763in" style:use-optimal-row-height="false"/>
    </style:style>
    <style:style style:name="P447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48" style:parent-style-name="TableContents" style:family="paragraph">
      <style:text-properties style:font-name="Times New Roman" fo:language="en" fo:country="US"/>
    </style:style>
    <style:style style:name="TableCell4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Times New Roman" fo:language="en" fo:country="US"/>
    </style:style>
    <style:style style:name="TableCell4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Times New Roman" fo:language="en" fo:country="US"/>
    </style:style>
    <style:style style:name="TableRow453" style:family="table-row">
      <style:table-row-properties style:min-row-height="0.0138in" style:use-optimal-row-height="false"/>
    </style:style>
    <style:style style:name="P454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55" style:parent-style-name="TableContents" style:family="paragraph">
      <style:text-properties style:font-name="Times New Roman" fo:language="en" fo:country="US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Times New Roman" fo:language="en" fo:country="US"/>
    </style:style>
    <style:style style:name="TableCell4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fo:language="en" fo:country="US"/>
    </style:style>
    <style:style style:name="TableRow460" style:family="table-row">
      <style:table-row-properties style:min-row-height="0.0958in" style:use-optimal-row-height="false"/>
    </style:style>
    <style:style style:name="P461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62" style:parent-style-name="TableContents" style:family="paragraph">
      <style:text-properties style:font-name="Times New Roman" fo:language="en" fo:country="US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Times New Roman" fo:language="en" fo:country="US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fo:language="en" fo:country="US"/>
    </style:style>
    <style:style style:name="TableRow467" style:family="table-row">
      <style:table-row-properties style:min-row-height="0.1513in" style:use-optimal-row-height="false"/>
    </style:style>
    <style:style style:name="P468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69" style:parent-style-name="TableContents" style:family="paragraph">
      <style:text-properties style:font-name="Times New Roman" fo:language="en" fo:country="US"/>
    </style:style>
    <style:style style:name="TableCell4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fo:language="en" fo:country="US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fo:language="en" fo:country="US"/>
    </style:style>
    <style:style style:name="TableRow474" style:family="table-row">
      <style:table-row-properties style:min-row-height="0.0138in" style:use-optimal-row-height="false"/>
    </style:style>
    <style:style style:name="P475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76" style:parent-style-name="TableContents" style:family="paragraph">
      <style:text-properties style:font-name="Times New Roman" fo:language="en" fo:country="US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imes New Roman" fo:language="en" fo:country="US"/>
    </style:style>
    <style:style style:name="TableCell4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Times New Roman" fo:language="en" fo:country="US"/>
    </style:style>
    <style:style style:name="TableRow481" style:family="table-row">
      <style:table-row-properties style:min-row-height="0.0138in" style:use-optimal-row-height="false"/>
    </style:style>
    <style:style style:name="P482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83" style:parent-style-name="TableContents" style:family="paragraph">
      <style:text-properties style:font-name="Times New Roman" fo:language="en" fo:country="US"/>
    </style:style>
    <style:style style:name="TableCell4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fo:language="en" fo:country="US"/>
    </style:style>
    <style:style style:name="TableCell4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fo:language="en" fo:country="US"/>
    </style:style>
    <style:style style:name="TableRow488" style:family="table-row">
      <style:table-row-properties style:min-row-height="0.225in" style:use-optimal-row-height="false"/>
    </style:style>
    <style:style style:name="P489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90" style:parent-style-name="TableContents" style:family="paragraph">
      <style:text-properties style:font-name="Times New Roman" fo:language="en" fo:country="US"/>
    </style:style>
    <style:style style:name="TableCell4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fo:language="en" fo:country="US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fo:language="en" fo:country="US"/>
    </style:style>
    <style:style style:name="TableRow495" style:family="table-row">
      <style:table-row-properties style:min-row-height="0.1111in" style:use-optimal-row-height="false"/>
    </style:style>
    <style:style style:name="P496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497" style:parent-style-name="TableContents" style:family="paragraph">
      <style:text-properties style:font-name="Times New Roman" fo:language="en" fo:country="US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Times New Roman" fo:language="en" fo:country="US"/>
    </style:style>
    <style:style style:name="TableCell5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Times New Roman" fo:language="en" fo:country="US"/>
    </style:style>
    <style:style style:name="TableRow502" style:family="table-row">
      <style:table-row-properties style:min-row-height="0.0138in" style:use-optimal-row-height="false"/>
    </style:style>
    <style:style style:name="P503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04" style:parent-style-name="TableContents" style:family="paragraph">
      <style:text-properties style:font-name="Times New Roman" fo:language="en" fo:country="US"/>
    </style:style>
    <style:style style:name="TableCell5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fo:language="en" fo:country="US"/>
    </style:style>
    <style:style style:name="TableCell5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Times New Roman" fo:language="en" fo:country="US"/>
    </style:style>
    <style:style style:name="TableRow509" style:family="table-row">
      <style:table-row-properties style:min-row-height="0.0138in" style:use-optimal-row-height="false"/>
    </style:style>
    <style:style style:name="P510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11" style:parent-style-name="TableContents" style:family="paragraph">
      <style:text-properties style:font-name="Times New Roman" fo:language="en" fo:country="US"/>
    </style:style>
    <style:style style:name="TableCell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Times New Roman" fo:language="en" fo:country="US"/>
    </style:style>
    <style:style style:name="TableCell5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Times New Roman" fo:language="en" fo:country="US"/>
    </style:style>
    <style:style style:name="TableRow516" style:family="table-row">
      <style:table-row-properties style:min-row-height="0.1583in" style:use-optimal-row-height="false"/>
    </style:style>
    <style:style style:name="P517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18" style:parent-style-name="TableContents" style:family="paragraph">
      <style:text-properties style:font-name="Times New Roman" fo:language="en" fo:country="US"/>
    </style:style>
    <style:style style:name="TableCell5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fo:language="en" fo:country="US"/>
    </style:style>
    <style:style style:name="TableCell5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fo:language="en" fo:country="US"/>
    </style:style>
    <style:style style:name="TableRow523" style:family="table-row">
      <style:table-row-properties style:min-row-height="0.1708in" style:use-optimal-row-height="false"/>
    </style:style>
    <style:style style:name="P524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25" style:parent-style-name="TableContents" style:family="paragraph">
      <style:text-properties style:font-name="Times New Roman" fo:language="en" fo:country="US"/>
    </style:style>
    <style:style style:name="TableCell5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fo:language="en" fo:country="US"/>
    </style:style>
    <style:style style:name="TableCell5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fo:language="en" fo:country="US"/>
    </style:style>
    <style:style style:name="TableRow530" style:family="table-row">
      <style:table-row-properties style:min-row-height="0.0138in" style:use-optimal-row-height="false"/>
    </style:style>
    <style:style style:name="P531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32" style:parent-style-name="TableContents" style:family="paragraph">
      <style:text-properties style:font-name="Times New Roman" fo:language="en" fo:country="US"/>
    </style:style>
    <style:style style:name="TableCell5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fo:language="en" fo:country="US"/>
    </style:style>
    <style:style style:name="TableCell5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fo:language="en" fo:country="US"/>
    </style:style>
    <style:style style:name="TableRow537" style:family="table-row">
      <style:table-row-properties style:min-row-height="0.0138in" style:use-optimal-row-height="false"/>
    </style:style>
    <style:style style:name="P538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39" style:parent-style-name="TableContents" style:family="paragraph">
      <style:text-properties style:font-name="Times New Roman" fo:language="en" fo:country="US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fo:language="en" fo:country="US"/>
    </style:style>
    <style:style style:name="TableCell5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fo:language="en" fo:country="US"/>
    </style:style>
    <style:style style:name="TableRow544" style:family="table-row">
      <style:table-row-properties style:min-row-height="0.25in" style:use-optimal-row-height="false"/>
    </style:style>
    <style:style style:name="P545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46" style:parent-style-name="TableContents" style:family="paragraph">
      <style:text-properties style:font-name="Times New Roman" fo:language="en" fo:country="US"/>
    </style:style>
    <style:style style:name="TableCell5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Times New Roman" fo:language="en" fo:country="US"/>
    </style:style>
    <style:style style:name="TableCell5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Times New Roman" fo:language="en" fo:country="US"/>
    </style:style>
    <style:style style:name="TableRow551" style:family="table-row">
      <style:table-row-properties style:min-row-height="0.1631in" style:use-optimal-row-height="false"/>
    </style:style>
    <style:style style:name="P552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53" style:parent-style-name="TableContents" style:family="paragraph">
      <style:text-properties style:font-name="Times New Roman" fo:language="en" fo:country="US"/>
    </style:style>
    <style:style style:name="TableCell5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Times New Roman" fo:language="en" fo:country="US"/>
    </style:style>
    <style:style style:name="TableCell5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Times New Roman" fo:language="en" fo:country="US"/>
    </style:style>
    <style:style style:name="TableRow558" style:family="table-row">
      <style:table-row-properties style:min-row-height="0.2736in" style:use-optimal-row-height="false"/>
    </style:style>
    <style:style style:name="P559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60" style:parent-style-name="TableContents" style:family="paragraph">
      <style:text-properties style:font-name="Times New Roman" fo:language="en" fo:country="US"/>
    </style:style>
    <style:style style:name="TableCell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Times New Roman" fo:language="en" fo:country="US"/>
    </style:style>
    <style:style style:name="TableCell5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fo:language="en" fo:country="US"/>
    </style:style>
    <style:style style:name="TableRow565" style:family="table-row">
      <style:table-row-properties style:min-row-height="0.3236in" style:use-optimal-row-height="false"/>
    </style:style>
    <style:style style:name="P566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67" style:parent-style-name="TableContents" style:family="paragraph">
      <style:text-properties style:font-name="Times New Roman" fo:language="en" fo:country="US"/>
    </style:style>
    <style:style style:name="TableCell5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Times New Roman" fo:language="en" fo:country="US"/>
    </style:style>
    <style:style style:name="TableCell5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imes New Roman" fo:language="en" fo:country="US"/>
    </style:style>
    <style:style style:name="TableRow572" style:family="table-row">
      <style:table-row-properties style:min-row-height="0.3236in" style:use-optimal-row-height="false"/>
    </style:style>
    <style:style style:name="P573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74" style:parent-style-name="TableContents" style:family="paragraph">
      <style:text-properties style:font-name="Times New Roman" fo:language="en" fo:country="US"/>
    </style:style>
    <style:style style:name="TableCell5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fo:language="en" fo:country="US"/>
    </style:style>
    <style:style style:name="TableCell5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Times New Roman" fo:language="en" fo:country="US"/>
    </style:style>
    <style:style style:name="TableRow579" style:family="table-row">
      <style:table-row-properties style:min-row-height="0.3236in" style:use-optimal-row-height="false"/>
    </style:style>
    <style:style style:name="P580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81" style:parent-style-name="TableContents" style:family="paragraph">
      <style:text-properties style:font-name="Times New Roman" fo:language="en" fo:country="US"/>
    </style:style>
    <style:style style:name="TableCell5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Times New Roman" fo:language="en" fo:country="US"/>
    </style:style>
    <style:style style:name="TableCell5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Times New Roman" fo:language="en" fo:country="US"/>
    </style:style>
    <style:style style:name="TableRow586" style:family="table-row">
      <style:table-row-properties style:min-row-height="0.3236in" style:use-optimal-row-height="false"/>
    </style:style>
    <style:style style:name="P587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88" style:parent-style-name="TableContents" style:family="paragraph">
      <style:text-properties style:font-name="Times New Roman" fo:language="en" fo:country="US"/>
    </style:style>
    <style:style style:name="TableCell5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Times New Roman" fo:language="en" fo:country="US"/>
    </style:style>
    <style:style style:name="TableCell5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fo:language="en" fo:country="US"/>
    </style:style>
    <style:style style:name="TableRow593" style:family="table-row">
      <style:table-row-properties style:min-row-height="0.3236in" style:use-optimal-row-height="false"/>
    </style:style>
    <style:style style:name="P594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595" style:parent-style-name="TableContents" style:family="paragraph">
      <style:text-properties style:font-name="Times New Roman" fo:language="en" fo:country="US"/>
    </style:style>
    <style:style style:name="TableCell5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Times New Roman" fo:language="en" fo:country="US"/>
    </style:style>
    <style:style style:name="TableCell5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fo:language="en" fo:country="US"/>
    </style:style>
    <style:style style:name="TableRow600" style:family="table-row">
      <style:table-row-properties style:min-row-height="0.3236in" style:use-optimal-row-height="false"/>
    </style:style>
    <style:style style:name="P601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02" style:parent-style-name="TableContents" style:family="paragraph">
      <style:text-properties style:font-name="Times New Roman" fo:language="en" fo:country="US"/>
    </style:style>
    <style:style style:name="TableCell6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fo:language="en" fo:country="US"/>
    </style:style>
    <style:style style:name="TableCell6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fo:language="en" fo:country="US"/>
    </style:style>
    <style:style style:name="TableRow607" style:family="table-row">
      <style:table-row-properties style:min-row-height="0.0527in" style:use-optimal-row-height="false"/>
    </style:style>
    <style:style style:name="P608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09" style:parent-style-name="TableContents" style:family="paragraph">
      <style:text-properties style:font-name="Times New Roman" fo:language="en" fo:country="US"/>
    </style:style>
    <style:style style:name="TableCell6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fo:language="en" fo:country="US"/>
    </style:style>
    <style:style style:name="TableCell6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fo:language="en" fo:country="US"/>
    </style:style>
    <style:style style:name="TableRow614" style:family="table-row">
      <style:table-row-properties style:min-row-height="0.0138in" style:use-optimal-row-height="false"/>
    </style:style>
    <style:style style:name="P615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16" style:parent-style-name="TableContents" style:family="paragraph">
      <style:text-properties style:font-name="Times New Roman" fo:language="en" fo:country="US"/>
    </style:style>
    <style:style style:name="TableCell6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fo:language="en" fo:country="US"/>
    </style:style>
    <style:style style:name="TableCell6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fo:language="en" fo:country="US"/>
    </style:style>
    <style:style style:name="TableRow621" style:family="table-row">
      <style:table-row-properties style:min-row-height="0.0138in" style:use-optimal-row-height="false"/>
    </style:style>
    <style:style style:name="P622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23" style:parent-style-name="TableContents" style:family="paragraph">
      <style:text-properties style:font-name="Times New Roman" fo:language="en" fo:country="US"/>
    </style:style>
    <style:style style:name="TableCell6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Times New Roman"/>
    </style:style>
    <style:style style:name="TableCell6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Times New Roman" fo:language="en" fo:country="US"/>
    </style:style>
    <style:style style:name="TableRow628" style:family="table-row">
      <style:table-row-properties style:min-row-height="0.1513in" style:use-optimal-row-height="false"/>
    </style:style>
    <style:style style:name="P629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30" style:parent-style-name="TableContents" style:family="paragraph">
      <style:text-properties style:font-name="Times New Roman" fo:language="en" fo:country="US"/>
    </style:style>
    <style:style style:name="TableCell6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Times New Roman" fo:language="en" fo:country="US"/>
    </style:style>
    <style:style style:name="TableCell6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634" style:parent-style-name="Основнойшрифтабзаца" style:family="text">
      <style:text-properties style:font-name="Times New Roman" fo:language="en" fo:country="US"/>
    </style:style>
    <style:style style:name="TableRow635" style:family="table-row">
      <style:table-row-properties style:min-row-height="0.1506in" style:use-optimal-row-height="false"/>
    </style:style>
    <style:style style:name="P636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37" style:parent-style-name="TableContents" style:family="paragraph">
      <style:text-properties style:font-name="Times New Roman" fo:language="en" fo:country="US"/>
    </style:style>
    <style:style style:name="TableCell6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Times New Roman" fo:language="en" fo:country="US"/>
    </style:style>
    <style:style style:name="TableRow640" style:family="table-row">
      <style:table-row-properties style:min-row-height="0.3013in" style:use-optimal-row-height="false"/>
    </style:style>
    <style:style style:name="P641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42" style:parent-style-name="TableContents" style:family="paragraph">
      <style:text-properties style:font-name="Times New Roman" fo:language="en" fo:country="US"/>
    </style:style>
    <style:style style:name="TableCell6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Times New Roman" fo:language="en" fo:country="US"/>
    </style:style>
    <style:style style:name="TableCell6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fo:language="en" fo:country="US"/>
    </style:style>
    <style:style style:name="TableRow647" style:family="table-row">
      <style:table-row-properties style:min-row-height="0.0138in" style:use-optimal-row-height="false"/>
    </style:style>
    <style:style style:name="P648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49" style:parent-style-name="TableContents" style:family="paragraph">
      <style:text-properties style:font-name="Times New Roman" fo:language="en" fo:country="US"/>
    </style:style>
    <style:style style:name="TableCell6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fo:language="en" fo:country="US"/>
    </style:style>
    <style:style style:name="TableCell6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fo:language="en" fo:country="US"/>
    </style:style>
    <style:style style:name="TableRow654" style:family="table-row">
      <style:table-row-properties style:min-row-height="0.1562in" style:use-optimal-row-height="false"/>
    </style:style>
    <style:style style:name="P655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56" style:parent-style-name="TableContents" style:family="paragraph">
      <style:text-properties style:font-name="Times New Roman" fo:language="en" fo:country="US"/>
    </style:style>
    <style:style style:name="TableCell6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Times New Roman" fo:language="en" fo:country="US"/>
    </style:style>
    <style:style style:name="TableCell6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fo:language="en" fo:country="US"/>
    </style:style>
    <style:style style:name="TableRow661" style:family="table-row">
      <style:table-row-properties style:min-row-height="0.0173in" style:use-optimal-row-height="false"/>
    </style:style>
    <style:style style:name="P662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63" style:parent-style-name="TableContents" style:family="paragraph">
      <style:text-properties style:font-name="Times New Roman" fo:language="en" fo:country="US"/>
    </style:style>
    <style:style style:name="TableCell6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Times New Roman" fo:language="en" fo:country="US"/>
    </style:style>
    <style:style style:name="TableCell6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Times New Roman" fo:language="en" fo:country="US"/>
    </style:style>
    <style:style style:name="TableRow668" style:family="table-row">
      <style:table-row-properties style:min-row-height="0.0354in" style:use-optimal-row-height="false"/>
    </style:style>
    <style:style style:name="P669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70" style:parent-style-name="TableContents" style:family="paragraph">
      <style:text-properties style:font-name="Times New Roman" fo:language="en" fo:country="US"/>
    </style:style>
    <style:style style:name="TableCell6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fo:language="en" fo:country="US"/>
    </style:style>
    <style:style style:name="TableCell6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fo:language="en" fo:country="US"/>
    </style:style>
    <style:style style:name="TableRow675" style:family="table-row">
      <style:table-row-properties style:min-row-height="0.0333in" style:use-optimal-row-height="false"/>
    </style:style>
    <style:style style:name="P676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77" style:parent-style-name="TableContents" style:family="paragraph">
      <style:text-properties style:font-name="Times New Roman" fo:language="en" fo:country="US"/>
    </style:style>
    <style:style style:name="TableCell6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fo:language="en" fo:country="US"/>
    </style:style>
    <style:style style:name="TableCell6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fo:language="en" fo:country="US"/>
    </style:style>
    <style:style style:name="TableRow682" style:family="table-row">
      <style:table-row-properties style:min-row-height="0.0333in" style:use-optimal-row-height="false"/>
    </style:style>
    <style:style style:name="P683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84" style:parent-style-name="TableContents" style:family="paragraph">
      <style:text-properties style:font-name="Times New Roman" fo:language="en" fo:country="US"/>
    </style:style>
    <style:style style:name="TableCell6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Times New Roman" fo:language="en" fo:country="US"/>
    </style:style>
    <style:style style:name="TableCell6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Times New Roman" fo:language="en" fo:country="US"/>
    </style:style>
    <style:style style:name="TableRow689" style:family="table-row">
      <style:table-row-properties style:min-row-height="0.0333in" style:use-optimal-row-height="false"/>
    </style:style>
    <style:style style:name="P690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91" style:parent-style-name="TableContents" style:family="paragraph">
      <style:text-properties style:font-name="Times New Roman" fo:language="en" fo:country="US"/>
    </style:style>
    <style:style style:name="TableCell6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fo:language="en" fo:country="US"/>
    </style:style>
    <style:style style:name="TableCell6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Times New Roman" fo:language="en" fo:country="US"/>
    </style:style>
    <style:style style:name="TableRow696" style:family="table-row">
      <style:table-row-properties style:min-row-height="0.0333in" style:use-optimal-row-height="false"/>
    </style:style>
    <style:style style:name="P697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698" style:parent-style-name="TableContents" style:family="paragraph">
      <style:text-properties style:font-name="Times New Roman" fo:language="en" fo:country="US"/>
    </style:style>
    <style:style style:name="TableCell6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fo:language="en" fo:country="US"/>
    </style:style>
    <style:style style:name="TableCell7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Times New Roman" fo:language="en" fo:country="US"/>
    </style:style>
    <style:style style:name="TableRow703" style:family="table-row">
      <style:table-row-properties style:min-row-height="0.0333in" style:use-optimal-row-height="false"/>
    </style:style>
    <style:style style:name="P704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05" style:parent-style-name="TableContents" style:family="paragraph">
      <style:text-properties style:font-name="Times New Roman" fo:language="en" fo:country="US"/>
    </style:style>
    <style:style style:name="TableCell7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Times New Roman" fo:language="en" fo:country="US"/>
    </style:style>
    <style:style style:name="TableCell7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fo:language="en" fo:country="US"/>
    </style:style>
    <style:style style:name="TableRow710" style:family="table-row">
      <style:table-row-properties style:min-row-height="0.0333in" style:use-optimal-row-height="false"/>
    </style:style>
    <style:style style:name="P711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12" style:parent-style-name="TableContents" style:family="paragraph">
      <style:text-properties style:font-name="Times New Roman" fo:language="en" fo:country="US"/>
    </style:style>
    <style:style style:name="TableCell7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imes New Roman" fo:language="en" fo:country="US"/>
    </style:style>
    <style:style style:name="TableCell7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fo:language="en" fo:country="US"/>
    </style:style>
    <style:style style:name="TableRow717" style:family="table-row">
      <style:table-row-properties style:min-row-height="0.0333in" style:use-optimal-row-height="false"/>
    </style:style>
    <style:style style:name="P718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19" style:parent-style-name="TableContents" style:family="paragraph">
      <style:text-properties style:font-name="Times New Roman" fo:language="en" fo:country="US"/>
    </style:style>
    <style:style style:name="TableCell7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Times New Roman" fo:language="en" fo:country="US"/>
    </style:style>
    <style:style style:name="TableCell7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fo:language="en" fo:country="US"/>
    </style:style>
    <style:style style:name="TableRow724" style:family="table-row">
      <style:table-row-properties style:min-row-height="0.0138in" style:use-optimal-row-height="false"/>
    </style:style>
    <style:style style:name="P725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26" style:parent-style-name="TableContents" style:family="paragraph">
      <style:text-properties style:font-name="Times New Roman" fo:language="en" fo:country="US"/>
    </style:style>
    <style:style style:name="TableCell7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fo:language="en" fo:country="US"/>
    </style:style>
    <style:style style:name="TableCell7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Times New Roman" fo:language="en" fo:country="US"/>
    </style:style>
    <style:style style:name="TableRow731" style:family="table-row">
      <style:table-row-properties style:min-row-height="0.0173in" style:use-optimal-row-height="false"/>
    </style:style>
    <style:style style:name="P732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33" style:parent-style-name="TableContents" style:family="paragraph">
      <style:text-properties style:font-name="Times New Roman" fo:language="en" fo:country="US"/>
    </style:style>
    <style:style style:name="TableCell7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fo:language="en" fo:country="US"/>
    </style:style>
    <style:style style:name="TableCell7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Times New Roman" fo:language="en" fo:country="US"/>
    </style:style>
    <style:style style:name="TableRow738" style:family="table-row">
      <style:table-row-properties style:min-row-height="0.2423in" style:use-optimal-row-height="false"/>
    </style:style>
    <style:style style:name="P739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40" style:parent-style-name="TableContents" style:family="paragraph">
      <style:text-properties style:font-name="Times New Roman" fo:language="en" fo:country="US"/>
    </style:style>
    <style:style style:name="TableCell741" style:family="table-cell">
      <style:table-cell-properties fo:border-top="0.0069in solid #000000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Times New Roman" fo:language="en" fo:country="US"/>
    </style:style>
    <style:style style:name="TableCell7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Times New Roman" fo:language="en" fo:country="US"/>
    </style:style>
    <style:style style:name="TableRow745" style:family="table-row">
      <style:table-row-properties style:min-row-height="0.3361in" style:use-optimal-row-height="false"/>
    </style:style>
    <style:style style:name="P746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47" style:parent-style-name="TableContents" style:family="paragraph">
      <style:text-properties style:font-name="Times New Roman" fo:language="en" fo:country="US"/>
    </style:style>
    <style:style style:name="TableCell748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fo:language="en" fo:country="US"/>
    </style:style>
    <style:style style:name="TableCell7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fo:language="en" fo:country="US"/>
    </style:style>
    <style:style style:name="TableRow752" style:family="table-row">
      <style:table-row-properties style:min-row-height="0.0173in" style:use-optimal-row-height="false"/>
    </style:style>
    <style:style style:name="P753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54" style:parent-style-name="TableContents" style:family="paragraph">
      <style:text-properties style:font-name="Times New Roman" fo:language="en" fo:country="US"/>
    </style:style>
    <style:style style:name="TableCell755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Times New Roman" fo:language="en" fo:country="US"/>
    </style:style>
    <style:style style:name="TableCell7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Times New Roman" fo:language="en" fo:country="US"/>
    </style:style>
    <style:style style:name="TableRow759" style:family="table-row">
      <style:table-row-properties style:min-row-height="0.0173in" style:use-optimal-row-height="false"/>
    </style:style>
    <style:style style:name="P760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61" style:parent-style-name="TableContents" style:family="paragraph">
      <style:text-properties style:font-name="Times New Roman" fo:language="en" fo:country="US"/>
    </style:style>
    <style:style style:name="TableCell762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Times New Roman" fo:language="en" fo:country="US"/>
    </style:style>
    <style:style style:name="TableCell7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style:font-name="Times New Roman" fo:language="en" fo:country="US"/>
    </style:style>
    <style:style style:name="TableRow766" style:family="table-row">
      <style:table-row-properties style:min-row-height="0.0451in" style:use-optimal-row-height="false"/>
    </style:style>
    <style:style style:name="P767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P768" style:parent-style-name="TableContents" style:family="paragraph">
      <style:text-properties style:font-name="Times New Roman" fo:language="en" fo:country="US"/>
    </style:style>
    <style:style style:name="TableCell769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fo:language="en" fo:country="US"/>
    </style:style>
    <style:style style:name="TableCell7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fo:language="en" fo:country="US"/>
    </style:style>
    <style:style style:name="TableRow773" style:family="table-row">
      <style:table-row-properties style:min-row-height="0.0451in" style:use-optimal-row-height="false"/>
    </style:style>
    <style:style style:name="TableCell774" style:family="table-cell">
      <style:table-cell-properties fo:border-top="none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Times New Roman" fo:language="en" fo:country="US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fo:font-weight="bold" style:font-weight-asian="bold" style:font-weight-complex="bold" fo:language="en" fo:country="US"/>
    </style:style>
    <style:style style:name="TableCell7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Times New Roman" fo:language="en" fo:country="US"/>
    </style:style>
    <style:style style:name="TableCell7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fo:language="en" fo:country="US"/>
    </style:style>
    <style:style style:name="TableCell78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fo:language="en" fo:country="US"/>
    </style:style>
    <style:style style:name="TableRow785" style:family="table-row">
      <style:table-row-properties style:use-optimal-row-height="false"/>
    </style:style>
    <style:style style:name="P786" style:parent-style-name="TableContents" style:family="paragraph">
      <style:text-properties style:font-name="Times New Roman" fo:language="en" fo:country="US"/>
    </style:style>
    <style:style style:name="P787" style:parent-style-name="TableContents" style:family="paragraph">
      <style:text-properties style:font-name="Times New Roman" fo:language="en" fo:country="US"/>
    </style:style>
    <style:style style:name="TableCell788" style:family="table-cell">
      <style:table-cell-properties fo:border="0.0069in solid #000000" style:writing-mode="lr-tb" fo:padding-top="0in" fo:padding-left="0.0069in" fo:padding-bottom="0in" fo:padding-right="0.0069in"/>
    </style:style>
    <style:style style:name="P789" style:parent-style-name="TableContents" style:family="paragraph">
      <style:text-properties style:font-name="Times New Roman" fo:language="en" fo:country="US"/>
    </style:style>
    <style:style style:name="TableCell790" style:family="table-cell">
      <style:table-cell-properties fo:border="0.0069in solid #000000" style:writing-mode="lr-tb" fo:padding-top="0in" fo:padding-left="0.0069in" fo:padding-bottom="0in" fo:padding-right="0.0069in"/>
    </style:style>
    <style:style style:name="P791" style:parent-style-name="TableContents" style:family="paragraph">
      <style:text-properties style:font-name="Times New Roman" fo:language="en" fo:country="US"/>
    </style:style>
    <style:style style:name="TableRow792" style:family="table-row">
      <style:table-row-properties style:use-optimal-row-height="false"/>
    </style:style>
    <style:style style:name="P793" style:parent-style-name="TableContents" style:family="paragraph">
      <style:text-properties style:font-name="Times New Roman" fo:language="en" fo:country="US"/>
    </style:style>
    <style:style style:name="P794" style:parent-style-name="TableContents" style:family="paragraph">
      <style:text-properties style:font-name="Times New Roman" fo:language="en" fo:country="US"/>
    </style:style>
    <style:style style:name="TableCell795" style:family="table-cell">
      <style:table-cell-properties fo:border="0.0069in solid #000000" style:writing-mode="lr-tb" fo:padding-top="0in" fo:padding-left="0.0069in" fo:padding-bottom="0in" fo:padding-right="0.0069in"/>
    </style:style>
    <style:style style:name="T796" style:parent-style-name="Основнойшрифтабзаца" style:family="text">
      <style:text-properties style:font-name="Times New Roman" fo:language="en" fo:country="US"/>
    </style:style>
    <style:style style:name="TableCell797" style:family="table-cell">
      <style:table-cell-properties fo:border="0.0069in solid #000000" style:writing-mode="lr-tb" fo:padding-top="0in" fo:padding-left="0.0069in" fo:padding-bottom="0in" fo:padding-right="0.0069in"/>
    </style:style>
    <style:style style:name="P798" style:parent-style-name="TableContents" style:family="paragraph">
      <style:text-properties style:font-name="Times New Roman" fo:language="en" fo:country="US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fo:language="en" fo:country="US"/>
    </style:style>
    <style:style style:name="TableCell802" style:family="table-cell">
      <style:table-cell-properties fo:border="0.0069in solid #000000" style:writing-mode="lr-tb" fo:padding-top="0in" fo:padding-left="0.0069in" fo:padding-bottom="0in" fo:padding-right="0.0069in"/>
    </style:style>
    <style:style style:name="P803" style:parent-style-name="TableContents" style:family="paragraph">
      <style:text-properties style:font-name="Times New Roman" fo:language="en" fo:country="US"/>
    </style:style>
    <style:style style:name="TableCell804" style:family="table-cell">
      <style:table-cell-properties fo:border="0.0069in solid #000000" style:writing-mode="lr-tb" fo:padding-top="0in" fo:padding-left="0.0069in" fo:padding-bottom="0in" fo:padding-right="0.0069in"/>
    </style:style>
    <style:style style:name="P805" style:parent-style-name="TableContents" style:family="paragraph">
      <style:text-properties style:font-name="Times New Roman" fo:language="en" fo:country="US"/>
    </style:style>
    <style:style style:name="TableCell806" style:family="table-cell">
      <style:table-cell-properties fo:border="0.0069in solid #000000" style:writing-mode="lr-tb" fo:padding-top="0in" fo:padding-left="0.0069in" fo:padding-bottom="0in" fo:padding-right="0.0069in"/>
    </style:style>
    <style:style style:name="P807" style:parent-style-name="TableContents" style:family="paragraph">
      <style:text-properties style:font-name="Times New Roman" fo:language="en" fo:country="US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fo:language="en" fo:country="US"/>
    </style:style>
    <style:style style:name="TableCell811" style:family="table-cell">
      <style:table-cell-properties fo:border="0.0069in solid #000000" style:writing-mode="lr-tb" fo:padding-top="0in" fo:padding-left="0.0069in" fo:padding-bottom="0in" fo:padding-right="0.0069in"/>
    </style:style>
    <style:style style:name="P812" style:parent-style-name="TableContents" style:family="paragraph">
      <style:text-properties style:font-name="Times New Roman" fo:language="en" fo:country="US"/>
    </style:style>
    <style:style style:name="TableCell813" style:family="table-cell">
      <style:table-cell-properties fo:border="0.0069in solid #000000" style:writing-mode="lr-tb" fo:padding-top="0in" fo:padding-left="0.0069in" fo:padding-bottom="0in" fo:padding-right="0.0069in"/>
    </style:style>
    <style:style style:name="P814" style:parent-style-name="TableContents" style:family="paragraph">
      <style:text-properties style:font-name="Times New Roman" fo:language="en" fo:country="US"/>
    </style:style>
    <style:style style:name="TableCell815" style:family="table-cell">
      <style:table-cell-properties fo:border="0.0069in solid #000000" style:writing-mode="lr-tb" fo:padding-top="0in" fo:padding-left="0.0069in" fo:padding-bottom="0in" fo:padding-right="0.0069in"/>
    </style:style>
    <style:style style:name="P816" style:parent-style-name="TableContents" style:family="paragraph">
      <style:text-properties style:font-name="Times New Roman" fo:language="en" fo:country="US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Times New Roman" fo:language="en" fo:country="US"/>
    </style:style>
    <style:style style:name="P820" style:parent-style-name="Standard" style:family="paragraph">
      <style:paragraph-properties fo:margin-bottom="0in" fo:line-height="150%" fo:background-color="#FFFFFF"/>
      <style:text-properties style:font-name="Times New Roman" fo:language="en" fo:country="US"/>
    </style:style>
  </office:automatic-styles>
  <office:body>
    <office:text text:use-soft-page-breaks="true">
      <text:p text:style-name="P1"><text:span text:style-name="T2">Homework for DINS</text:span></text:p>
      <text:p text:style-name="P3"><text:span text:style-name="T4">1. Imagine that you have a simple test application that contains an input field and a button. The input field allows you to enter time in HH:MM format, and when you<text:s/></text:span><text:span text:style-name="T5">click the button, the program responds with the message:</text:span></text:p>
      <text:list text:style-name="WWNum1">
        <text:list-item>
          <text:p text:style-name="P6"><text:span text:style-name="T7">“Good morning”, if the time entered is between 00:00 and 11:59;</text:span></text:p>
        </text:list-item>
        <text:list-item>
          <text:p text:style-name="P8"><text:span text:style-name="T9">“Good evening”, if the time is between 12:00 and 23:59.</text:span></text:p>
        </text:list-item>
      </text:list>
      <text:p text:style-name="P10"><text:span text:style-name="T11">Please write down the test data that you will enter into the field to test this</text:span><text:span text:style-name="T12"><text:s/>application.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№</text:span></text:p>
          </table:table-cell>
          <table:table-cell table:style-name="TableCell21">
            <text:p text:style-name="P22"><text:span text:style-name="T23">Step</text:span></text:p>
          </table:table-cell>
          <table:table-cell table:style-name="TableCell24">
            <text:p text:style-name="P25"><text:span text:style-name="T26">Espected result</text:span></text:p>
          </table:table-cell>
        </table:table-row>
        <table:table-row table:style-name="TableRow27">
          <table:table-cell table:style-name="TableCell28">
            <text:p text:style-name="P29"><text:span text:style-name="T30">1</text:span></text:p>
          </table:table-cell>
          <table:table-cell table:style-name="TableCell31">
            <text:p text:style-name="P32"><text:span text:style-name="T33">No data</text:span></text:p>
          </table:table-cell>
          <table:table-cell table:style-name="TableCell34">
            <text:p text:style-name="P35"><text:span text:style-name="T36">No message</text:span></text:p>
          </table:table-cell>
        </table:table-row>
        <table:table-row table:style-name="TableRow37">
          <table:table-cell table:style-name="TableCell38">
            <text:p text:style-name="P39"><text:span text:style-name="T40">2</text:span></text:p>
          </table:table-cell>
          <table:table-cell table:style-name="TableCell41">
            <text:p text:style-name="P42"><text:span text:style-name="T43">Entering time between 00:00 and 11:59, for example “00:59”</text:span></text:p>
          </table:table-cell>
          <table:table-cell table:style-name="TableCell44">
            <text:p text:style-name="P45"><text:span text:style-name="T46">The program responds with the message “Good morning”</text:span></text:p>
          </table:table-cell>
        </table:table-row>
        <table:table-row table:style-name="TableRow47">
          <table:table-cell table:style-name="TableCell48">
            <text:p text:style-name="P49"><text:span text:style-name="T50">3</text:span></text:p>
          </table:table-cell>
          <table:table-cell table:style-name="TableCell51">
            <text:p text:style-name="P52"><text:span text:style-name="T53">Entering time between 12:00 and 23:59, for example “12:01”</text:span></text:p>
          </table:table-cell>
          <table:table-cell table:style-name="TableCell54">
            <text:p text:style-name="P55"><text:span text:style-name="T56">The program responds</text:span><text:span text:style-name="T57"><text:s/>with the message “Good evening”</text:span></text:p>
          </table:table-cell>
        </table:table-row>
        <table:table-row table:style-name="TableRow58">
          <table:table-cell table:style-name="TableCell59">
            <text:p text:style-name="P60"><text:span text:style-name="T61">4</text:span></text:p>
          </table:table-cell>
          <table:table-cell table:style-name="TableCell62">
            <text:p text:style-name="P63"><text:span text:style-name="T64">Entering any symbols except numbers and colon (if colon is entered by user) - Pi:^*</text:span></text:p>
          </table:table-cell>
          <table:table-cell table:style-name="TableCell65" table:number-rows-spanned="2">
            <text:p text:style-name="P66"><text:span text:style-name="T67">Error</text:span></text:p>
          </table:table-cell>
        </table:table-row>
        <table:table-row table:style-name="TableRow68">
          <table:table-cell table:style-name="TableCell69">
            <text:p text:style-name="P70"><text:span text:style-name="T71">5</text:span></text:p>
          </table:table-cell>
          <table:table-cell table:style-name="TableCell72">
            <text:p text:style-name="P73"><text:span text:style-name="T74">Entering time in the illegal format (0:7; 15-13 (if colon is entered by user); 5:14 etc)</text:span></text:p>
          </table:table-cell>
          <table:covered-table-cell>
            <text:p text:style-name="P75"/>
          </table:covered-table-cell>
        </table:table-row>
        <table:table-row table:style-name="TableRow76">
          <table:table-cell table:style-name="TableCell77">
            <text:p text:style-name="P78"><text:span text:style-name="T79">6</text:span></text:p>
          </table:table-cell>
          <table:table-cell table:style-name="TableCell80">
            <text:p text:style-name="P81"><text:span text:style-name="T82">To copy needed time into the field</text:span><text:span text:style-name="T83"><text:s/>from the clipboard</text:span></text:p>
          </table:table-cell>
          <table:table-cell table:style-name="TableCell84">
            <text:p text:style-name="P85">Input time indicates in the field</text:p>
          </table:table-cell>
        </table:table-row>
        <table:table-row table:style-name="TableRow86">
          <table:table-cell table:style-name="TableCell87">
            <text:p text:style-name="P88"><text:span text:style-name="T89">7</text:span></text:p>
          </table:table-cell>
          <table:table-cell table:style-name="TableCell90">
            <text:p text:style-name="P91"><text:span text:style-name="T92">Entering number, greater, than 23, in “HH”</text:span></text:p>
          </table:table-cell>
          <table:table-cell table:style-name="TableCell93" table:number-rows-spanned="2">
            <text:p text:style-name="P94">Error</text:p>
          </table:table-cell>
        </table:table-row>
        <table:table-row table:style-name="TableRow95">
          <table:table-cell table:style-name="TableCell96">
            <text:p text:style-name="P97"><text:span text:style-name="T98">8</text:span></text:p>
          </table:table-cell>
          <table:table-cell table:style-name="TableCell99">
            <text:p text:style-name="P100"><text:span text:style-name="T101">Entering number, greater, than 59, in “MM”</text:span></text:p>
          </table:table-cell>
          <table:covered-table-cell>
            <text:p text:style-name="P102"/>
          </table:covered-table-cell>
        </table:table-row>
      </table:table>
      <text:p text:style-name="P103"/>
      <text:p text:style-name="P104"><text:span text:style-name="T105">2. Imagine that you’ve been asked to test a calculator application (you can choose the one you’re familiar with - calc.exe in Windows,</text:span><text:span text:style-name="T106"><text:s/>Calculator app in Android / iOS, etc.)</text:span></text:p>
      <text:list text:style-name="WWNum2">
        <text:list-item>
          <text:p text:style-name="P107"><text:span text:style-name="T108">Create a test strategy: briefly list the scenarios you’re going to test (5-10 items).</text:span></text:p>
        </text:list-item>
        <text:list-item>
          <text:p text:style-name="P109"><text:span text:style-name="T110">Select 2 scenarios that you consider the most important, and write a test case for each of them.</text:span></text:p>
        </text:list-item>
      </text:list>
      <text:p text:style-name="P111"><text:span text:style-name="T112">(Please write the test strategy a</text:span><text:span text:style-name="T113">nd test cases in English.)</text:span></text:p>
      <text:p text:style-name="P114"><text:span text:style-name="T115">I’ve chosen Calculator app (Win 10)</text:span>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№</text:span></text:p>
          </table:table-cell>
          <table:table-cell table:style-name="TableCell123">
            <text:p text:style-name="P124"><text:span text:style-name="T125">Scenario’s description</text:span>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><text:span text:style-name="T131">To check...</text:span></text:p>
          </table:table-cell>
        </table:table-row>
        <table:table-row table:style-name="TableRow132">
          <table:table-cell table:style-name="TableCell133">
            <text:p text:style-name="P134"><text:span text:style-name="T135">1</text:span></text:p>
          </table:table-cell>
          <table:table-cell table:style-name="TableCell136">
            <text:p text:style-name="P137"><text:span text:style-name="T138">...if special codes are working</text:span></text:p>
          </table:table-cell>
        </table:table-row>
        <table:table-row table:style-name="TableRow139">
          <table:table-cell table:style-name="TableCell140">
            <text:p text:style-name="P141"><text:span text:style-name="T142">2</text:span></text:p>
          </table:table-cell>
          <table:table-cell table:style-name="TableCell143">
            <text:p text:style-name="P144"><text:span text:style-name="T145">...if it is possible to copy mathematical expressions from the clipboard for getting an answer</text:span></text:p>
          </table:table-cell>
        </table:table-row>
        <table:table-row table:style-name="TableRow146">
          <table:table-cell table:style-name="TableCell147">
            <text:p text:style-name="P148"><text:span text:style-name="T149">3</text:span></text:p>
          </table:table-cell>
          <table:table-cell table:style-name="TableCell150">
            <text:p text:style-name="P151"><text:span text:style-name="T152">...if the program<text:s/></text:span><text:span text:style-name="T153">is loading while clicking its icon</text:span></text:p>
          </table:table-cell>
        </table:table-row>
        <table:table-row table:style-name="TableRow154">
          <table:table-cell table:style-name="TableCell155">
            <text:p text:style-name="P156"><text:span text:style-name="T157">4</text:span></text:p>
          </table:table-cell>
          <table:table-cell table:style-name="TableCell158">
            <text:p text:style-name="P159"><text:span text:style-name="T160">...if the program is closing while clicking the exit button</text:span></text:p>
          </table:table-cell>
        </table:table-row>
        <table:table-row table:style-name="TableRow161">
          <table:table-cell table:style-name="TableCell162">
            <text:p text:style-name="P163"><text:span text:style-name="T164">5</text:span></text:p>
          </table:table-cell>
          <table:table-cell table:style-name="TableCell165">
            <text:p text:style-name="P166"><text:span text:style-name="T167">...if all modes are working the right way with their defferences between each other (except the known restrictions)</text:span></text:p>
          </table:table-cell>
        </table:table-row>
        <table:table-row table:style-name="TableRow168">
          <table:table-cell table:style-name="TableCell169">
            <text:p text:style-name="P170"><text:span text:style-name="T171">6</text:span></text:p>
          </table:table-cell>
          <table:table-cell table:style-name="TableCell172">
            <text:p text:style-name="P173"><text:span text:style-name="T174">...if there are all needed buttons,<text:s/></text:span><text:span text:style-name="T175">which are readable and working the right way (UI)</text:span></text:p>
          </table:table-cell>
        </table:table-row>
        <table:table-row table:style-name="TableRow176">
          <table:table-cell table:style-name="TableCell177">
            <text:p text:style-name="P178"><text:span text:style-name="T179">7</text:span></text:p>
          </table:table-cell>
          <table:table-cell table:style-name="TableCell180">
            <text:p text:style-name="P181"><text:span text:style-name="T182">...the restrictions</text:span></text:p>
          </table:table-cell>
        </table:table-row>
      </table:table>
      <text:soft-page-break/>
      <text:p text:style-name="P183"><text:span text:style-name="T184">I consider the 5</text:span><text:span text:style-name="T185">th</text:span><text:span text:style-name="T186"><text:s/>and 6</text:span><text:span text:style-name="T187">th</text:span><text:span text:style-name="T188"><text:s/>scenarios the most important, so</text:span></text:p>
      <text:p text:style-name="P189"><text:span text:style-name="T190">the 5</text:span><text:span text:style-name="T191">th</text:span><text:span text:style-name="T192"><text:s/>one (not exhastive)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TableContents"><text:span text:style-name="T201">Test case<text:s/></text:span><text:span text:style-name="T202">№</text:span></text:p>
          </table:table-cell>
          <table:table-cell table:style-name="TableCell203">
            <text:p text:style-name="P204">Test case description</text:p>
          </table:table-cell>
          <table:table-cell table:style-name="TableCell205">
            <text:p text:style-name="P206">Steps</text:p>
          </table:table-cell>
          <table:table-cell table:style-name="TableCell207">
            <text:p text:style-name="P208">Expected behaviour</text:p>
          </table:table-cell>
          <table:table-cell table:style-name="TableCell209">
            <text:p text:style-name="P210">Program's behaviour</text:p>
          </table:table-cell>
        </table:table-row>
        <table:table-row table:style-name="TableRow211">
          <table:table-cell table:style-name="TableCell212" table:number-rows-spanned="3">
            <text:p text:style-name="P213">1</text:p>
          </table:table-cell>
          <table:table-cell table:style-name="TableCell214" table:number-rows-spanned="3">
            <text:p text:style-name="P215">To change<text:s/>one mode for another</text:p>
          </table:table-cell>
          <table:table-cell table:style-name="TableCell216">
            <text:p text:style-name="P217">1) To change the standard one for the programmer with hamburger button</text:p>
          </table:table-cell>
          <table:table-cell table:style-name="TableCell218" table:number-columns-spanned="2">
            <text:p text:style-name="P219">1) The screen is erased</text:p>
          </table:table-cell>
          <table:covered-table-cell/>
        </table:table-row>
        <table:table-row table:style-name="TableRow22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21">
            <text:p text:style-name="P222">2) To verify, where the history tab exists while clicking every mode</text:p>
          </table:table-cell>
          <table:table-cell table:style-name="TableCell223" table:number-columns-spanned="2">
            <text:p text:style-name="P224">2) Only in the standard and scientific modes</text:p>
          </table:table-cell>
          <table:covered-table-cell/>
        </table:table-row>
        <table:table-row table:style-name="TableRow225">
          <table:covered-table-cell>
            <text:p text:style-name="P226"/>
          </table:covered-table-cell>
          <table:covered-table-cell>
            <text:p text:style-name="P227"/>
          </table:covered-table-cell>
          <table:table-cell table:style-name="TableCell228">
            <text:p text:style-name="P229">3) To search memory<text:s/>tab in the every mode</text:p>
          </table:table-cell>
          <table:table-cell table:style-name="TableCell230" table:number-columns-spanned="2">
            <text:p text:style-name="P231">3) It can be found only in the three first modes</text:p>
          </table:table-cell>
          <table:covered-table-cell/>
        </table:table-row>
        <table:table-row table:style-name="TableRow232">
          <table:table-cell table:style-name="TableCell233">
            <text:p text:style-name="P234">2</text:p>
          </table:table-cell>
          <table:table-cell table:style-name="TableCell235">
            <text:p text:style-name="P236"><text:span text:style-name="T237">To check a priority of the operations</text:span></text:p>
          </table:table-cell>
          <table:table-cell table:style-name="TableCell238">
            <text:p text:style-name="P239">To execute the next calculation: 2+2x2</text:p>
            <text:list text:style-name="LFO5" text:continue-numbering="true">
              <text:list-item>
                <text:p text:style-name="P240">while the standard mode</text:p>
              </text:list-item>
              <text:list-item>
                <text:p text:style-name="P241">while the scientific</text:p>
              </text:list-item>
              <text:list-item>
                <text:p text:style-name="P242">while the programmer</text:p>
              </text:list-item>
            </text:list>
          </table:table-cell>
          <table:table-cell table:style-name="TableCell243" table:number-columns-spanned="2">
            <text:p text:style-name="P244"><text:span text:style-name="T245">Priority of the operations exists in<text:s/></text:span><text:span text:style-name="T246">the scientific and programmer mode:</text:span></text:p>
            <text:list text:style-name="LFO6" text:continue-numbering="true">
              <text:list-item>
                <text:p text:style-name="P247"><text:span text:style-name="T248">output indicates 8</text:span></text:p>
              </text:list-item>
              <text:list-item>
                <text:p text:style-name="P249"><text:span text:style-name="T250">6</text:span></text:p>
              </text:list-item>
              <text:list-item>
                <text:p text:style-name="P251"><text:span text:style-name="T252">6</text:span></text:p>
              </text:list-item>
            </text:list>
          </table:table-cell>
          <table:covered-table-cell/>
        </table:table-row>
        <table:table-row table:style-name="TableRow253">
          <table:table-cell table:style-name="TableCell254">
            <text:p text:style-name="P255">3</text:p>
          </table:table-cell>
          <table:table-cell table:style-name="TableCell256">
            <text:p text:style-name="P257">To verify that the currency converter is actual</text:p>
          </table:table-cell>
          <table:table-cell table:style-name="TableCell258">
            <text:p text:style-name="P259">To compare dates in the program and network</text:p>
          </table:table-cell>
          <table:table-cell table:style-name="TableCell260" table:number-columns-spanned="2">
            <text:p text:style-name="P261">Dates are matching</text:p>
          </table:table-cell>
          <table:covered-table-cell/>
        </table:table-row>
        <table:table-row table:style-name="TableRow262">
          <table:table-cell table:style-name="TableCell263" table:number-columns-spanned="5">
            <text:p text:style-name="P264">…</text:p>
          </table:table-cell>
          <table:covered-table-cell/>
          <table:covered-table-cell/>
          <table:covered-table-cell/>
          <table:covered-table-cell/>
        </table:table-row>
      </table:table>
      <text:p text:style-name="P265"><text:span text:style-name="T266">the 6</text:span><text:span text:style-name="T267">th</text:span><text:span text:style-name="T268"><text:s/>one (not exhaustive, too, and, mostly, briefly)</text:span></text:p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 table:number-rows-spanned="2">
            <text:p text:style-name="P276">1</text:p>
          </table:table-cell>
          <table:table-cell table:style-name="TableCell277">
            <text:p text:style-name="P278">To check all the<text:s/>buttons for their: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covered-table-cell>
            <text:p text:style-name="P284"/>
          </table:covered-table-cell>
          <table:table-cell table:style-name="TableCell285">
            <text:p text:style-name="P286">- existence (needed ones)</text:p>
          </table:table-cell>
          <table:table-cell table:style-name="TableCell287">
            <text:p text:style-name="P288">1) <text:s/>Checking the existence of all needed buttons (modes, operators, menus)</text:p>
          </table:table-cell>
          <table:table-cell table:style-name="TableCell289">
            <text:p text:style-name="P290">1) All buttons are in their place</text:p>
          </table:table-cell>
        </table:table-row>
        <table:table-row table:style-name="TableRow291">
          <table:table-cell table:style-name="TableCell292" table:number-columns-spanned="4">
            <text:p text:style-name="P293">…</text:p>
          </table:table-cell>
          <table:covered-table-cell/>
          <table:covered-table-cell/>
          <table:covered-table-cell/>
        </table:table-row>
        <table:table-row table:style-name="TableRow294">
          <table:table-cell table:style-name="TableCell295" table:number-rows-spanned="69">
            <text:p text:style-name="P296">2</text:p>
          </table:table-cell>
          <table:table-cell table:style-name="TableCell297" table:number-rows-spanned="69">
            <text:p text:style-name="P298">- suitability</text:p>
          </table:table-cell>
          <table:table-cell table:style-name="TableCell299">
            <text:p text:style-name="P300">1) To push MC while memory isn't empty</text:p>
          </table:table-cell>
          <table:table-cell table:style-name="TableCell301">
            <text:p text:style-name="P302">1) Screen indicates “There's nothing<text:s/>saved in the memory”</text:p>
          </table:table-cell>
        </table:table-row>
        <table:table-row table:style-name="TableRow303">
          <table:covered-table-cell>
            <text:p text:style-name="P304"/>
          </table:covered-table-cell>
          <table:covered-table-cell>
            <text:p text:style-name="P305"/>
          </table:covered-table-cell>
          <table:table-cell table:style-name="TableCell306" table:number-columns-spanned="2">
            <text:p text:style-name="P307">2) Instead of buttons hotkeys can be used:</text:p>
          </table:table-cell>
          <table:covered-table-cell/>
        </table:table-row>
        <table:table-row table:style-name="TableRow308">
          <table:covered-table-cell>
            <text:p text:style-name="P309"/>
          </table:covered-table-cell>
          <table:covered-table-cell>
            <text:p text:style-name="P310"/>
          </table:covered-table-cell>
          <table:table-cell table:style-name="TableCell311">
            <text:p text:style-name="P312">Alt + 1<text:tab/></text:p>
          </table:table-cell>
          <table:table-cell table:style-name="TableCell313">
            <text:p text:style-name="P314">Switch to standard mode</text:p>
          </table:table-cell>
        </table:table-row>
        <table:table-row table:style-name="TableRow315">
          <table:covered-table-cell>
            <text:p text:style-name="P316"/>
          </table:covered-table-cell>
          <table:covered-table-cell>
            <text:p text:style-name="P317"/>
          </table:covered-table-cell>
          <table:table-cell table:style-name="TableCell318">
            <text:p text:style-name="P319">Alt + 2<text:tab/></text:p>
          </table:table-cell>
          <table:table-cell table:style-name="TableCell320">
            <text:p text:style-name="P321">Switch to scientific mode</text:p>
          </table:table-cell>
        </table:table-row>
        <table:table-row table:style-name="TableRow322">
          <table:covered-table-cell>
            <text:p text:style-name="P323"/>
          </table:covered-table-cell>
          <table:covered-table-cell>
            <text:p text:style-name="P324"/>
          </table:covered-table-cell>
          <table:table-cell table:style-name="TableCell325">
            <text:p text:style-name="P326">Alt + 3<text:tab/></text:p>
          </table:table-cell>
          <table:table-cell table:style-name="TableCell327">
            <text:p text:style-name="P328">Switch to programmer mode</text:p>
          </table:table-cell>
        </table:table-row>
        <table:table-row table:style-name="TableRow329">
          <table:covered-table-cell>
            <text:p text:style-name="P330"/>
          </table:covered-table-cell>
          <table:covered-table-cell>
            <text:p text:style-name="P331"/>
          </table:covered-table-cell>
          <table:table-cell table:style-name="TableCell332">
            <text:p text:style-name="P333">Alt + 4<text:tab/></text:p>
          </table:table-cell>
          <table:table-cell table:style-name="TableCell334">
            <text:p text:style-name="P335">Switch to date calculation mode</text:p>
          </table:table-cell>
        </table:table-row>
        <table:table-row table:style-name="TableRow336">
          <table:covered-table-cell>
            <text:p text:style-name="P337"/>
          </table:covered-table-cell>
          <table:covered-table-cell>
            <text:p text:style-name="P338"/>
          </table:covered-table-cell>
          <table:table-cell table:style-name="TableCell339">
            <text:p text:style-name="P340">Esc</text:p>
          </table:table-cell>
          <table:table-cell table:style-name="TableCell341">
            <text:p text:style-name="P342">Clear all input (select C)</text:p>
          </table:table-cell>
        </table:table-row>
        <table:table-row table:style-name="TableRow343">
          <table:covered-table-cell>
            <text:p text:style-name="P344"/>
          </table:covered-table-cell>
          <table:covered-table-cell>
            <text:p text:style-name="P345"/>
          </table:covered-table-cell>
          <table:table-cell table:style-name="TableCell346">
            <text:p text:style-name="P347">Delete<text:tab/></text:p>
          </table:table-cell>
          <table:table-cell table:style-name="TableCell348">
            <text:p text:style-name="P349">Clear current input (select CE)</text:p>
          </table:table-cell>
        </table:table-row>
        <table:table-row table:style-name="TableRow350">
          <table:covered-table-cell>
            <text:p text:style-name="P351"/>
          </table:covered-table-cell>
          <table:covered-table-cell>
            <text:p text:style-name="P352"/>
          </table:covered-table-cell>
          <table:table-cell table:style-name="TableCell353">
            <text:p text:style-name="P354">Ctrl + H</text:p>
          </table:table-cell>
          <table:table-cell table:style-name="TableCell355">
            <text:p text:style-name="P356">Turn calculation history on or off</text:p>
          </table:table-cell>
        </table:table-row>
        <table:table-row table:style-name="TableRow357">
          <table:covered-table-cell>
            <text:p text:style-name="P358"/>
          </table:covered-table-cell>
          <table:covered-table-cell>
            <text:p text:style-name="P359"/>
          </table:covered-table-cell>
          <table:table-cell table:style-name="TableCell360">
            <text:p text:style-name="P361">Ctrl + M</text:p>
          </table:table-cell>
          <table:table-cell table:style-name="TableCell362">
            <text:p text:style-name="P363">Store in memory</text:p>
          </table:table-cell>
        </table:table-row>
        <table:table-row table:style-name="TableRow364">
          <table:covered-table-cell>
            <text:p text:style-name="P365"/>
          </table:covered-table-cell>
          <table:covered-table-cell>
            <text:p text:style-name="P366"/>
          </table:covered-table-cell>
          <table:table-cell table:style-name="TableCell367">
            <text:p text:style-name="P368">Ctrl + P</text:p>
          </table:table-cell>
          <table:table-cell table:style-name="TableCell369">
            <text:p text:style-name="P370">Add to memory</text:p>
          </table:table-cell>
        </table:table-row>
        <table:table-row table:style-name="TableRow371">
          <table:covered-table-cell>
            <text:p text:style-name="P372"/>
          </table:covered-table-cell>
          <table:covered-table-cell>
            <text:p text:style-name="P373"/>
          </table:covered-table-cell>
          <table:table-cell table:style-name="TableCell374">
            <text:p text:style-name="P375">Ctrl + Q<text:tab/></text:p>
          </table:table-cell>
          <table:table-cell table:style-name="TableCell376">
            <text:p text:style-name="P377">Subtract from memory</text:p>
          </table:table-cell>
        </table:table-row>
        <table:table-row table:style-name="TableRow378">
          <table:covered-table-cell>
            <text:p text:style-name="P379"/>
          </table:covered-table-cell>
          <table:covered-table-cell>
            <text:p text:style-name="P380"/>
          </table:covered-table-cell>
          <table:table-cell table:style-name="TableCell381">
            <text:p text:style-name="P382">Ctrl + R</text:p>
          </table:table-cell>
          <table:table-cell table:style-name="TableCell383">
            <text:p text:style-name="P384">Recall from memory</text:p>
          </table:table-cell>
        </table:table-row>
        <table:table-row table:style-name="TableRow385">
          <table:covered-table-cell>
            <text:p text:style-name="P386"/>
          </table:covered-table-cell>
          <table:covered-table-cell>
            <text:p text:style-name="P387"/>
          </table:covered-table-cell>
          <table:table-cell table:style-name="TableCell388">
            <text:p text:style-name="P389">Ctrl + L</text:p>
          </table:table-cell>
          <table:table-cell table:style-name="TableCell390">
            <text:p text:style-name="P391">Clear memory</text:p>
          </table:table-cell>
        </table:table-row>
        <table:table-row table:style-name="TableRow392">
          <table:covered-table-cell>
            <text:p text:style-name="P393"/>
          </table:covered-table-cell>
          <table:covered-table-cell>
            <text:p text:style-name="P394"/>
          </table:covered-table-cell>
          <table:table-cell table:style-name="TableCell395">
            <text:p text:style-name="P396">Ctrl + Shift + D</text:p>
          </table:table-cell>
          <table:table-cell table:style-name="TableCell397">
            <text:p text:style-name="P398">Clear history</text:p>
          </table:table-cell>
        </table:table-row>
        <table:table-row table:style-name="TableRow399">
          <table:covered-table-cell>
            <text:p text:style-name="P400"/>
          </table:covered-table-cell>
          <table:covered-table-cell>
            <text:p text:style-name="P401"/>
          </table:covered-table-cell>
          <table:table-cell table:style-name="TableCell402">
            <text:p text:style-name="P403">Up arrow</text:p>
          </table:table-cell>
          <table:table-cell table:style-name="TableCell404">
            <text:p text:style-name="P405">Move up in history list</text:p>
          </table:table-cell>
        </table:table-row>
        <table:table-row table:style-name="TableRow406">
          <table:covered-table-cell>
            <text:p text:style-name="P407"/>
          </table:covered-table-cell>
          <table:covered-table-cell>
            <text:p text:style-name="P408"/>
          </table:covered-table-cell>
          <table:table-cell table:style-name="TableCell409">
            <text:p text:style-name="P410">Down arrow<text:tab/></text:p>
          </table:table-cell>
          <table:table-cell table:style-name="TableCell411">
            <text:p text:style-name="P412">Move down in history list</text:p>
          </table:table-cell>
        </table:table-row>
        <table:table-row table:style-name="TableRow413">
          <table:covered-table-cell>
            <text:p text:style-name="P414"/>
          </table:covered-table-cell>
          <table:covered-table-cell>
            <text:p text:style-name="P415"/>
          </table:covered-table-cell>
          <table:table-cell table:style-name="TableCell416">
            <text:p text:style-name="P417">F9</text:p>
          </table:table-cell>
          <table:table-cell table:style-name="TableCell418">
            <text:p text:style-name="P419">Select ±</text:p>
          </table:table-cell>
        </table:table-row>
        <table:table-row table:style-name="TableRow420">
          <table:covered-table-cell>
            <text:p text:style-name="P421"/>
          </table:covered-table-cell>
          <table:covered-table-cell>
            <text:p text:style-name="P422"/>
          </table:covered-table-cell>
          <table:table-cell table:style-name="TableCell423">
            <text:p text:style-name="P424">R</text:p>
          </table:table-cell>
          <table:table-cell table:style-name="TableCell425">
            <text:p text:style-name="P426">Select 1/X</text:p>
          </table:table-cell>
        </table:table-row>
        <table:table-row table:style-name="TableRow427">
          <table:covered-table-cell>
            <text:p text:style-name="P428"/>
          </table:covered-table-cell>
          <table:covered-table-cell>
            <text:p text:style-name="P429"/>
          </table:covered-table-cell>
          <table:table-cell table:style-name="TableCell430">
            <text:p text:style-name="P431">@</text:p>
          </table:table-cell>
          <table:table-cell table:style-name="TableCell432">
            <text:p text:style-name="P433">Calculate the square root</text:p>
          </table:table-cell>
        </table:table-row>
        <table:table-row table:style-name="TableRow434">
          <table:covered-table-cell>
            <text:p text:style-name="P435"/>
          </table:covered-table-cell>
          <table:covered-table-cell>
            <text:p text:style-name="P436"/>
          </table:covered-table-cell>
          <table:table-cell table:style-name="TableCell437">
            <text:p text:style-name="P438">%</text:p>
          </table:table-cell>
          <table:table-cell table:style-name="TableCell439">
            <text:p text:style-name="P440">Select %</text:p>
          </table:table-cell>
        </table:table-row>
        <table:table-row table:style-name="TableRow441">
          <table:covered-table-cell>
            <text:p text:style-name="P442"/>
          </table:covered-table-cell>
          <table:covered-table-cell>
            <text:p text:style-name="P443"/>
          </table:covered-table-cell>
          <table:table-cell table:style-name="TableCell444" table:number-columns-spanned="2">
            <text:p text:style-name="P445">in scientific mode:</text:p>
          </table:table-cell>
          <table:covered-table-cell/>
        </table:table-row>
        <table:table-row table:style-name="TableRow446">
          <table:covered-table-cell>
            <text:p text:style-name="P447"/>
          </table:covered-table-cell>
          <table:covered-table-cell>
            <text:p text:style-name="P448"/>
          </table:covered-table-cell>
          <table:table-cell table:style-name="TableCell449">
            <text:p text:style-name="P450">F3</text:p>
          </table:table-cell>
          <table:table-cell table:style-name="TableCell451">
            <text:p text:style-name="P452">Select DEG<text:s/></text:p>
          </table:table-cell>
        </table:table-row>
        <table:table-row table:style-name="TableRow453">
          <table:covered-table-cell>
            <text:p text:style-name="P454"/>
          </table:covered-table-cell>
          <table:covered-table-cell>
            <text:p text:style-name="P455"/>
          </table:covered-table-cell>
          <table:table-cell table:style-name="TableCell456">
            <text:p text:style-name="P457">F4</text:p>
          </table:table-cell>
          <table:table-cell table:style-name="TableCell458">
            <text:p text:style-name="P459">Select RAD</text:p>
          </table:table-cell>
        </table:table-row>
        <table:table-row table:style-name="TableRow460">
          <table:covered-table-cell>
            <text:p text:style-name="P461"/>
          </table:covered-table-cell>
          <table:covered-table-cell>
            <text:p text:style-name="P462"/>
          </table:covered-table-cell>
          <table:table-cell table:style-name="TableCell463">
            <text:p text:style-name="P464">F5</text:p>
          </table:table-cell>
          <table:table-cell table:style-name="TableCell465">
            <text:p text:style-name="P466">Select GRAD</text:p>
          </table:table-cell>
        </table:table-row>
        <table:table-row table:style-name="TableRow467">
          <table:covered-table-cell>
            <text:p text:style-name="P468"/>
          </table:covered-table-cell>
          <table:covered-table-cell>
            <text:p text:style-name="P469"/>
          </table:covered-table-cell>
          <table:table-cell table:style-name="TableCell470">
            <text:p text:style-name="P471">Ctrl + G</text:p>
          </table:table-cell>
          <table:table-cell table:style-name="TableCell472">
            <text:p text:style-name="P473">Select 10x</text:p>
          </table:table-cell>
        </table:table-row>
        <table:table-row table:style-name="TableRow474">
          <table:covered-table-cell>
            <text:p text:style-name="P475"/>
          </table:covered-table-cell>
          <table:covered-table-cell>
            <text:p text:style-name="P476"/>
          </table:covered-table-cell>
          <table:table-cell table:style-name="TableCell477">
            <text:p text:style-name="P478">Ctrl + O</text:p>
          </table:table-cell>
          <table:table-cell table:style-name="TableCell479">
            <text:p text:style-name="P480">Select cosh</text:p>
          </table:table-cell>
        </table:table-row>
        <table:table-row table:style-name="TableRow481">
          <table:covered-table-cell>
            <text:p text:style-name="P482"/>
          </table:covered-table-cell>
          <table:covered-table-cell>
            <text:p text:style-name="P483"/>
          </table:covered-table-cell>
          <table:table-cell table:style-name="TableCell484">
            <text:p text:style-name="P485">Ctrl + S</text:p>
          </table:table-cell>
          <table:table-cell table:style-name="TableCell486">
            <text:p text:style-name="P487">Select sinh</text:p>
          </table:table-cell>
        </table:table-row>
        <table:table-row table:style-name="TableRow488">
          <table:covered-table-cell>
            <text:p text:style-name="P489"/>
          </table:covered-table-cell>
          <table:covered-table-cell>
            <text:p text:style-name="P490"/>
          </table:covered-table-cell>
          <table:table-cell table:style-name="TableCell491">
            <text:p text:style-name="P492">Ctrl + T<text:tab/></text:p>
          </table:table-cell>
          <table:table-cell table:style-name="TableCell493">
            <text:p text:style-name="P494">Select tanh</text:p>
          </table:table-cell>
        </table:table-row>
        <table:table-row table:style-name="TableRow495">
          <table:covered-table-cell>
            <text:p text:style-name="P496"/>
          </table:covered-table-cell>
          <table:covered-table-cell>
            <text:p text:style-name="P497"/>
          </table:covered-table-cell>
          <table:table-cell table:style-name="TableCell498">
            <text:p text:style-name="P499">Shift + S</text:p>
          </table:table-cell>
          <table:table-cell table:style-name="TableCell500">
            <text:p text:style-name="P501">Select sin-1</text:p>
          </table:table-cell>
        </table:table-row>
        <table:table-row table:style-name="TableRow502">
          <table:covered-table-cell>
            <text:p text:style-name="P503"/>
          </table:covered-table-cell>
          <table:covered-table-cell>
            <text:p text:style-name="P504"/>
          </table:covered-table-cell>
          <table:table-cell table:style-name="TableCell505">
            <text:p text:style-name="P506">Shift + O</text:p>
          </table:table-cell>
          <table:table-cell table:style-name="TableCell507">
            <text:p text:style-name="P508">Select cos-1</text:p>
          </table:table-cell>
        </table:table-row>
        <table:table-row table:style-name="TableRow509">
          <table:covered-table-cell>
            <text:p text:style-name="P510"/>
          </table:covered-table-cell>
          <table:covered-table-cell>
            <text:p text:style-name="P511"/>
          </table:covered-table-cell>
          <table:table-cell table:style-name="TableCell512">
            <text:p text:style-name="P513">Shift + T</text:p>
          </table:table-cell>
          <table:table-cell table:style-name="TableCell514">
            <text:p text:style-name="P515">Select tan-1</text:p>
          </table:table-cell>
        </table:table-row>
        <table:table-row table:style-name="TableRow516">
          <table:covered-table-cell>
            <text:p text:style-name="P517"/>
          </table:covered-table-cell>
          <table:covered-table-cell>
            <text:p text:style-name="P518"/>
          </table:covered-table-cell>
          <table:table-cell table:style-name="TableCell519">
            <text:p text:style-name="P520">Ctrl + Y</text:p>
          </table:table-cell>
          <table:table-cell table:style-name="TableCell521">
            <text:p text:style-name="P522">Select y?x</text:p>
          </table:table-cell>
        </table:table-row>
        <table:table-row table:style-name="TableRow523">
          <table:covered-table-cell>
            <text:p text:style-name="P524"/>
          </table:covered-table-cell>
          <table:covered-table-cell>
            <text:p text:style-name="P525"/>
          </table:covered-table-cell>
          <table:table-cell table:style-name="TableCell526">
            <text:p text:style-name="P527">D</text:p>
          </table:table-cell>
          <table:table-cell table:style-name="TableCell528">
            <text:p text:style-name="P529">Select mod</text:p>
          </table:table-cell>
        </table:table-row>
        <table:table-row table:style-name="TableRow530">
          <table:covered-table-cell>
            <text:p text:style-name="P531"/>
          </table:covered-table-cell>
          <table:covered-table-cell>
            <text:p text:style-name="P532"/>
          </table:covered-table-cell>
          <table:table-cell table:style-name="TableCell533">
            <text:p text:style-name="P534">L</text:p>
          </table:table-cell>
          <table:table-cell table:style-name="TableCell535">
            <text:p text:style-name="P536">Select log</text:p>
          </table:table-cell>
        </table:table-row>
        <table:table-row table:style-name="TableRow537">
          <table:covered-table-cell>
            <text:p text:style-name="P538"/>
          </table:covered-table-cell>
          <table:covered-table-cell>
            <text:p text:style-name="P539"/>
          </table:covered-table-cell>
          <table:table-cell table:style-name="TableCell540">
            <text:p text:style-name="P541">M</text:p>
          </table:table-cell>
          <table:table-cell table:style-name="TableCell542">
            <text:p text:style-name="P543">Select dms</text:p>
          </table:table-cell>
        </table:table-row>
        <table:table-row table:style-name="TableRow544">
          <table:covered-table-cell>
            <text:p text:style-name="P545"/>
          </table:covered-table-cell>
          <table:covered-table-cell>
            <text:p text:style-name="P546"/>
          </table:covered-table-cell>
          <table:table-cell table:style-name="TableCell547">
            <text:p text:style-name="P548">N</text:p>
          </table:table-cell>
          <table:table-cell table:style-name="TableCell549">
            <text:p text:style-name="P550">Select In</text:p>
          </table:table-cell>
        </table:table-row>
        <table:table-row table:style-name="TableRow551">
          <table:covered-table-cell>
            <text:p text:style-name="P552"/>
          </table:covered-table-cell>
          <table:covered-table-cell>
            <text:p text:style-name="P553"/>
          </table:covered-table-cell>
          <table:table-cell table:style-name="TableCell554">
            <text:p text:style-name="P555">Ctrl<text:s/>+ N</text:p>
          </table:table-cell>
          <table:table-cell table:style-name="TableCell556">
            <text:p text:style-name="P557">Select ex</text:p>
          </table:table-cell>
        </table:table-row>
        <table:table-row table:style-name="TableRow558">
          <table:covered-table-cell>
            <text:p text:style-name="P559"/>
          </table:covered-table-cell>
          <table:covered-table-cell>
            <text:p text:style-name="P560"/>
          </table:covered-table-cell>
          <table:table-cell table:style-name="TableCell561">
            <text:p text:style-name="P562">O</text:p>
          </table:table-cell>
          <table:table-cell table:style-name="TableCell563">
            <text:p text:style-name="P564">Select cos</text:p>
          </table:table-cell>
        </table:table-row>
        <table:table-row table:style-name="TableRow565">
          <table:covered-table-cell>
            <text:p text:style-name="P566"/>
          </table:covered-table-cell>
          <table:covered-table-cell>
            <text:p text:style-name="P567"/>
          </table:covered-table-cell>
          <table:table-cell table:style-name="TableCell568">
            <text:p text:style-name="P569">P</text:p>
          </table:table-cell>
          <table:table-cell table:style-name="TableCell570">
            <text:p text:style-name="P571">Select Pi</text:p>
          </table:table-cell>
        </table:table-row>
        <table:table-row table:style-name="TableRow572">
          <table:covered-table-cell>
            <text:p text:style-name="P573"/>
          </table:covered-table-cell>
          <table:covered-table-cell>
            <text:p text:style-name="P574"/>
          </table:covered-table-cell>
          <table:table-cell table:style-name="TableCell575">
            <text:p text:style-name="P576">Q</text:p>
          </table:table-cell>
          <table:table-cell table:style-name="TableCell577">
            <text:p text:style-name="P578">Select x2</text:p>
          </table:table-cell>
        </table:table-row>
        <table:table-row table:style-name="TableRow579">
          <table:covered-table-cell>
            <text:p text:style-name="P580"/>
          </table:covered-table-cell>
          <table:covered-table-cell>
            <text:p text:style-name="P581"/>
          </table:covered-table-cell>
          <table:table-cell table:style-name="TableCell582">
            <text:p text:style-name="P583">S</text:p>
          </table:table-cell>
          <table:table-cell table:style-name="TableCell584">
            <text:p text:style-name="P585">Select sin</text:p>
          </table:table-cell>
        </table:table-row>
        <table:table-row table:style-name="TableRow586">
          <table:covered-table-cell>
            <text:p text:style-name="P587"/>
          </table:covered-table-cell>
          <table:covered-table-cell>
            <text:p text:style-name="P588"/>
          </table:covered-table-cell>
          <table:table-cell table:style-name="TableCell589">
            <text:p text:style-name="P590">T<text:tab/></text:p>
          </table:table-cell>
          <table:table-cell table:style-name="TableCell591">
            <text:p text:style-name="P592">Select tan</text:p>
          </table:table-cell>
        </table:table-row>
        <table:table-row table:style-name="TableRow593">
          <table:covered-table-cell>
            <text:p text:style-name="P594"/>
          </table:covered-table-cell>
          <table:covered-table-cell>
            <text:p text:style-name="P595"/>
          </table:covered-table-cell>
          <table:table-cell table:style-name="TableCell596">
            <text:p text:style-name="P597">V</text:p>
          </table:table-cell>
          <table:table-cell table:style-name="TableCell598">
            <text:p text:style-name="P599">Select F-E</text:p>
          </table:table-cell>
        </table:table-row>
        <table:table-row table:style-name="TableRow600">
          <table:covered-table-cell>
            <text:p text:style-name="P601"/>
          </table:covered-table-cell>
          <table:covered-table-cell>
            <text:p text:style-name="P602"/>
          </table:covered-table-cell>
          <table:table-cell table:style-name="TableCell603">
            <text:p text:style-name="P604">X</text:p>
          </table:table-cell>
          <table:table-cell table:style-name="TableCell605">
            <text:p text:style-name="P606">Select Exp</text:p>
          </table:table-cell>
        </table:table-row>
        <table:table-row table:style-name="TableRow607">
          <table:covered-table-cell>
            <text:p text:style-name="P608"/>
          </table:covered-table-cell>
          <table:covered-table-cell>
            <text:p text:style-name="P609"/>
          </table:covered-table-cell>
          <table:table-cell table:style-name="TableCell610">
            <text:p text:style-name="P611">Y, ^</text:p>
          </table:table-cell>
          <table:table-cell table:style-name="TableCell612">
            <text:p text:style-name="P613">Select xy</text:p>
          </table:table-cell>
        </table:table-row>
        <table:table-row table:style-name="TableRow614">
          <table:covered-table-cell>
            <text:p text:style-name="P615"/>
          </table:covered-table-cell>
          <table:covered-table-cell>
            <text:p text:style-name="P616"/>
          </table:covered-table-cell>
          <table:table-cell table:style-name="TableCell617">
            <text:p text:style-name="P618">#</text:p>
          </table:table-cell>
          <table:table-cell table:style-name="TableCell619">
            <text:p text:style-name="P620">Select x3</text:p>
          </table:table-cell>
        </table:table-row>
        <table:table-row table:style-name="TableRow621">
          <table:covered-table-cell>
            <text:p text:style-name="P622"/>
          </table:covered-table-cell>
          <table:covered-table-cell>
            <text:p text:style-name="P623"/>
          </table:covered-table-cell>
          <table:table-cell table:style-name="TableCell624">
            <text:p text:style-name="P625">!</text:p>
          </table:table-cell>
          <table:table-cell table:style-name="TableCell626">
            <text:p text:style-name="P627">Select n!</text:p>
          </table:table-cell>
        </table:table-row>
        <table:table-row table:style-name="TableRow628">
          <table:covered-table-cell>
            <text:p text:style-name="P629"/>
          </table:covered-table-cell>
          <table:covered-table-cell>
            <text:p text:style-name="P630"/>
          </table:covered-table-cell>
          <table:table-cell table:style-name="TableCell631">
            <text:p text:style-name="P632">%</text:p>
          </table:table-cell>
          <table:table-cell table:style-name="TableCell633">
            <text:p text:style-name="TableContents"><text:span text:style-name="T634">Select Mode</text:span></text:p>
          </table:table-cell>
        </table:table-row>
        <table:table-row table:style-name="TableRow635">
          <table:covered-table-cell>
            <text:p text:style-name="P636"/>
          </table:covered-table-cell>
          <table:covered-table-cell>
            <text:p text:style-name="P637"/>
          </table:covered-table-cell>
          <table:table-cell table:style-name="TableCell638" table:number-columns-spanned="2">
            <text:p text:style-name="P639">in programmer mode:</text:p>
          </table:table-cell>
          <table:covered-table-cell/>
        </table:table-row>
        <table:table-row table:style-name="TableRow640">
          <table:covered-table-cell>
            <text:p text:style-name="P641"/>
          </table:covered-table-cell>
          <table:covered-table-cell>
            <text:p text:style-name="P642"/>
          </table:covered-table-cell>
          <table:table-cell table:style-name="TableCell643">
            <text:p text:style-name="P644">F2</text:p>
          </table:table-cell>
          <table:table-cell table:style-name="TableCell645">
            <text:p text:style-name="P646">Select DWORD<text:s/></text:p>
          </table:table-cell>
        </table:table-row>
        <table:table-row table:style-name="TableRow647">
          <table:covered-table-cell>
            <text:p text:style-name="P648"/>
          </table:covered-table-cell>
          <table:covered-table-cell>
            <text:p text:style-name="P649"/>
          </table:covered-table-cell>
          <table:table-cell table:style-name="TableCell650">
            <text:p text:style-name="P651">F3</text:p>
          </table:table-cell>
          <table:table-cell table:style-name="TableCell652">
            <text:p text:style-name="P653">Select WORD</text:p>
          </table:table-cell>
        </table:table-row>
        <table:table-row table:style-name="TableRow654">
          <table:covered-table-cell>
            <text:p text:style-name="P655"/>
          </table:covered-table-cell>
          <table:covered-table-cell>
            <text:p text:style-name="P656"/>
          </table:covered-table-cell>
          <table:table-cell table:style-name="TableCell657">
            <text:p text:style-name="P658">F4<text:s/></text:p>
          </table:table-cell>
          <table:table-cell table:style-name="TableCell659">
            <text:p text:style-name="P660">Select BYTE</text:p>
          </table:table-cell>
        </table:table-row>
        <table:table-row table:style-name="TableRow661">
          <table:covered-table-cell>
            <text:p text:style-name="P662"/>
          </table:covered-table-cell>
          <table:covered-table-cell>
            <text:p text:style-name="P663"/>
          </table:covered-table-cell>
          <table:table-cell table:style-name="TableCell664">
            <text:p text:style-name="P665">F5</text:p>
          </table:table-cell>
          <table:table-cell table:style-name="TableCell666">
            <text:p text:style-name="P667">Select HEX</text:p>
          </table:table-cell>
        </table:table-row>
        <table:table-row table:style-name="TableRow668">
          <table:covered-table-cell>
            <text:p text:style-name="P669"/>
          </table:covered-table-cell>
          <table:covered-table-cell>
            <text:p text:style-name="P670"/>
          </table:covered-table-cell>
          <table:table-cell table:style-name="TableCell671">
            <text:p text:style-name="P672">F6</text:p>
          </table:table-cell>
          <table:table-cell table:style-name="TableCell673">
            <text:p text:style-name="P674">Select DEC</text:p>
          </table:table-cell>
        </table:table-row>
        <table:table-row table:style-name="TableRow675">
          <table:covered-table-cell>
            <text:p text:style-name="P676"/>
          </table:covered-table-cell>
          <table:covered-table-cell>
            <text:p text:style-name="P677"/>
          </table:covered-table-cell>
          <table:table-cell table:style-name="TableCell678">
            <text:p text:style-name="P679">F7</text:p>
          </table:table-cell>
          <table:table-cell table:style-name="TableCell680">
            <text:p text:style-name="P681">Select OCT</text:p>
          </table:table-cell>
        </table:table-row>
        <table:table-row table:style-name="TableRow682">
          <table:covered-table-cell>
            <text:p text:style-name="P683"/>
          </table:covered-table-cell>
          <table:covered-table-cell>
            <text:p text:style-name="P684"/>
          </table:covered-table-cell>
          <table:table-cell table:style-name="TableCell685">
            <text:p text:style-name="P686">F8</text:p>
          </table:table-cell>
          <table:table-cell table:style-name="TableCell687">
            <text:p text:style-name="P688">Select BIN</text:p>
          </table:table-cell>
        </table:table-row>
        <table:table-row table:style-name="TableRow689">
          <table:covered-table-cell>
            <text:p text:style-name="P690"/>
          </table:covered-table-cell>
          <table:covered-table-cell>
            <text:p text:style-name="P691"/>
          </table:covered-table-cell>
          <table:table-cell table:style-name="TableCell692">
            <text:p text:style-name="P693">F12<text:tab/></text:p>
          </table:table-cell>
          <table:table-cell table:style-name="TableCell694">
            <text:p text:style-name="P695">Select QWORD</text:p>
          </table:table-cell>
        </table:table-row>
        <table:table-row table:style-name="TableRow696">
          <table:covered-table-cell>
            <text:p text:style-name="P697"/>
          </table:covered-table-cell>
          <table:covered-table-cell>
            <text:p text:style-name="P698"/>
          </table:covered-table-cell>
          <table:table-cell table:style-name="TableCell699">
            <text:p text:style-name="P700">A-F</text:p>
          </table:table-cell>
          <table:table-cell table:style-name="TableCell701">
            <text:p text:style-name="P702">Select A-F</text:p>
          </table:table-cell>
        </table:table-row>
        <table:table-row table:style-name="TableRow703">
          <table:covered-table-cell>
            <text:p text:style-name="P704"/>
          </table:covered-table-cell>
          <table:covered-table-cell>
            <text:p text:style-name="P705"/>
          </table:covered-table-cell>
          <table:table-cell table:style-name="TableCell706">
            <text:p text:style-name="P707">J</text:p>
          </table:table-cell>
          <table:table-cell table:style-name="TableCell708">
            <text:p text:style-name="P709">Select RoL</text:p>
          </table:table-cell>
        </table:table-row>
        <table:table-row table:style-name="TableRow710">
          <table:covered-table-cell>
            <text:p text:style-name="P711"/>
          </table:covered-table-cell>
          <table:covered-table-cell>
            <text:p text:style-name="P712"/>
          </table:covered-table-cell>
          <table:table-cell table:style-name="TableCell713">
            <text:p text:style-name="P714">K</text:p>
          </table:table-cell>
          <table:table-cell table:style-name="TableCell715">
            <text:p text:style-name="P716">Select RoR</text:p>
          </table:table-cell>
        </table:table-row>
        <table:table-row table:style-name="TableRow717">
          <table:covered-table-cell>
            <text:p text:style-name="P718"/>
          </table:covered-table-cell>
          <table:covered-table-cell>
            <text:p text:style-name="P719"/>
          </table:covered-table-cell>
          <table:table-cell table:style-name="TableCell720">
            <text:p text:style-name="P721">&lt;</text:p>
          </table:table-cell>
          <table:table-cell table:style-name="TableCell722">
            <text:p text:style-name="P723">Select Lsh</text:p>
          </table:table-cell>
        </table:table-row>
        <table:table-row table:style-name="TableRow724">
          <table:covered-table-cell>
            <text:p text:style-name="P725"/>
          </table:covered-table-cell>
          <table:covered-table-cell>
            <text:p text:style-name="P726"/>
          </table:covered-table-cell>
          <table:table-cell table:style-name="TableCell727">
            <text:p text:style-name="P728">&gt;</text:p>
          </table:table-cell>
          <table:table-cell table:style-name="TableCell729">
            <text:p text:style-name="P730">Select Rsh</text:p>
          </table:table-cell>
        </table:table-row>
        <table:table-row table:style-name="TableRow731">
          <table:covered-table-cell>
            <text:p text:style-name="P732"/>
          </table:covered-table-cell>
          <table:covered-table-cell>
            <text:p text:style-name="P733"/>
          </table:covered-table-cell>
          <table:table-cell table:style-name="TableCell734">
            <text:p text:style-name="P735">%</text:p>
          </table:table-cell>
          <table:table-cell table:style-name="TableCell736">
            <text:p text:style-name="P737">Select Mod</text:p>
          </table:table-cell>
        </table:table-row>
        <table:table-row table:style-name="TableRow738">
          <table:covered-table-cell>
            <text:p text:style-name="P739"/>
          </table:covered-table-cell>
          <table:covered-table-cell>
            <text:p text:style-name="P740"/>
          </table:covered-table-cell>
          <table:table-cell table:style-name="TableCell741">
            <text:p text:style-name="P742">|</text:p>
          </table:table-cell>
          <table:table-cell table:style-name="TableCell743">
            <text:p text:style-name="P744">Select Or</text:p>
          </table:table-cell>
        </table:table-row>
        <table:table-row table:style-name="TableRow745">
          <table:covered-table-cell>
            <text:p text:style-name="P746"/>
          </table:covered-table-cell>
          <table:covered-table-cell>
            <text:p text:style-name="P747"/>
          </table:covered-table-cell>
          <table:table-cell table:style-name="TableCell748">
            <text:p text:style-name="P749">^</text:p>
          </table:table-cell>
          <table:table-cell table:style-name="TableCell750">
            <text:p text:style-name="P751">Select Xor</text:p>
          </table:table-cell>
        </table:table-row>
        <table:table-row table:style-name="TableRow752">
          <table:covered-table-cell>
            <text:p text:style-name="P753"/>
          </table:covered-table-cell>
          <table:covered-table-cell>
            <text:p text:style-name="P754"/>
          </table:covered-table-cell>
          <table:table-cell table:style-name="TableCell755">
            <text:p text:style-name="P756">~</text:p>
          </table:table-cell>
          <table:table-cell table:style-name="TableCell757">
            <text:p text:style-name="P758">Select Not</text:p>
          </table:table-cell>
        </table:table-row>
        <table:table-row table:style-name="TableRow759">
          <table:covered-table-cell>
            <text:p text:style-name="P760"/>
          </table:covered-table-cell>
          <table:covered-table-cell>
            <text:p text:style-name="P761"/>
          </table:covered-table-cell>
          <table:table-cell table:style-name="TableCell762">
            <text:p text:style-name="P763">&amp;</text:p>
          </table:table-cell>
          <table:table-cell table:style-name="TableCell764">
            <text:p text:style-name="P765">Select And</text:p>
          </table:table-cell>
        </table:table-row>
        <table:table-row table:style-name="TableRow766">
          <table:covered-table-cell>
            <text:p text:style-name="P767"/>
          </table:covered-table-cell>
          <table:covered-table-cell>
            <text:p text:style-name="P768"/>
          </table:covered-table-cell>
          <table:table-cell table:style-name="TableCell769">
            <text:p text:style-name="P770">Spacebar</text:p>
          </table:table-cell>
          <table:table-cell table:style-name="TableCell771">
            <text:p text:style-name="P772">Toggle the bit value</text:p>
          </table:table-cell>
        </table:table-row>
        <table:table-row table:style-name="TableRow773">
          <table:table-cell table:style-name="TableCell774" table:number-columns-spanned="4">
            <text:p text:style-name="P775">…</text:p>
          </table:table-cell>
          <table:covered-table-cell/>
          <table:covered-table-cell/>
          <table:covered-table-cell/>
        </table:table-row>
        <table:table-row table:style-name="TableRow776">
          <table:table-cell table:style-name="TableCell777" table:number-rows-spanned="3">
            <text:p text:style-name="P778">3</text:p>
          </table:table-cell>
          <table:table-cell table:style-name="TableCell779" table:number-rows-spanned="3">
            <text:p text:style-name="P780">- user-friendliness (UI)</text:p>
          </table:table-cell>
          <table:table-cell table:style-name="TableCell781">
            <text:p text:style-name="P782">1) To verify if it’s enough to push the buttons slightly (by pushing keys on keyboard (e.g. hotkeys) and app’s buttons (e.g. C)) so that they answer</text:p>
          </table:table-cell>
          <table:table-cell table:style-name="TableCell783">
            <text:p text:style-name="P784">1) Pushing them is comfortable<text:s/>and reaction is well</text:p>
          </table:table-cell>
        </table:table-row>
        <table:table-row table:style-name="TableRow785">
          <table:covered-table-cell>
            <text:p text:style-name="P786"/>
          </table:covered-table-cell>
          <table:covered-table-cell>
            <text:p text:style-name="P787"/>
          </table:covered-table-cell>
          <table:table-cell table:style-name="TableCell788">
            <text:p text:style-name="P789">2) To check the readability of the every app’s object (which already exist and input)</text:p>
          </table:table-cell>
          <table:table-cell table:style-name="TableCell790">
            <text:p text:style-name="P791">2) +</text:p>
          </table:table-cell>
        </table:table-row>
        <table:table-row table:style-name="TableRow792">
          <table:covered-table-cell>
            <text:p text:style-name="P793"/>
          </table:covered-table-cell>
          <table:covered-table-cell>
            <text:p text:style-name="P794"/>
          </table:covered-table-cell>
          <table:table-cell table:style-name="TableCell795">
            <text:p text:style-name="TableContents"><text:span text:style-name="T796">3) To check the spelling</text:span></text:p>
          </table:table-cell>
          <table:table-cell table:style-name="TableCell797">
            <text:p text:style-name="P798">3) Everything is written right</text:p>
          </table:table-cell>
        </table:table-row>
        <table:table-row table:style-name="TableRow799"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>4) To check the suitability of app’s buttons</text:p>
          </table:table-cell>
          <table:table-cell table:style-name="TableCell806">
            <text:p text:style-name="P807">4) +</text:p>
          </table:table-cell>
        </table:table-row>
        <table:table-row table:style-name="TableRow808"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>5) To check if style is<text:s/>appropriate</text:p>
          </table:table-cell>
          <table:table-cell table:style-name="TableCell815">
            <text:p text:style-name="P816">5) +</text:p>
          </table:table-cell>
        </table:table-row>
        <table:table-row table:style-name="TableRow817">
          <table:table-cell table:style-name="TableCell818" table:number-columns-spanned="4">
            <text:p text:style-name="P819">…</text:p>
          </table:table-cell>
          <table:covered-table-cell/>
          <table:covered-table-cell/>
          <table:covered-table-cell/>
        </table:table-row>
      </table:table>
      <text:p text:style-name="P8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m_8599979734238744477gmail-m-3466739230864147242a5c8b0e714da563fe90b98cef41456e9db9fe9049761426654245bb2dd862eecmsonormal" style:display-name="m_8599979734238744477gmail-m-3466739230864147242a5c8b0e714da563fe90b98cef41456e9db9fe9049761426654245bb2dd862eecmsonormal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ListLabel1" style:display-name="ListLabel 1" style:family="text">
      <style:text-properties fo:font-size="10pt" style:font-size-asian="10pt"/>
    </style:style>
    <style:style style:name="NumberingSymbols" style:display-name="Numbering Symbols" style:family="tex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Зорина Александра</meta:initial-creator>
    <dc:creator>Зорина Александра</dc:creator>
    <meta:creation-date>2019-08-06T06:46:00Z</meta:creation-date>
    <dc:date>2019-08-09T20:44:00Z</dc:date>
    <meta:template xlink:href="Normal" xlink:type="simple"/>
    <meta:editing-cycles>15</meta:editing-cycles>
    <meta:editing-duration>PT2412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0" meta:word-count="797" meta:character-count="5330" meta:row-count="37" meta:non-whitespace-character-count="4543"/>
  </office:meta>
</office:document-meta>
</file>